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arial" svg:font-family="arial, sans-serif"/>
    <style:font-face style:name="inherit" svg:font-family="inherit"/>
    <style:font-face style:name="sans-serif" svg:font-family="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rsid="000f36d9" officeooo:paragraph-rsid="000f36d9"/>
    </style:style>
    <style:style style:name="P2" style:family="paragraph" style:parent-style-name="Standard">
      <style:text-properties style:font-name="Arial" officeooo:rsid="001eac20" officeooo:paragraph-rsid="001eac20"/>
    </style:style>
    <style:style style:name="P3" style:family="paragraph" style:parent-style-name="Standard">
      <style:text-properties style:font-name="Arial" officeooo:paragraph-rsid="002717b0"/>
    </style:style>
    <style:style style:name="P4" style:family="paragraph" style:parent-style-name="Heading">
      <style:text-properties officeooo:paragraph-rsid="00171665"/>
    </style:style>
    <style:style style:name="P5" style:family="paragraph" style:parent-style-name="Heading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officeooo:paragraph-rsid="0019ebee" style:font-weight-asian="bold" style:font-weight-complex="bold"/>
    </style:style>
    <style:style style:name="P7" style:family="paragraph" style:parent-style-name="Heading">
      <style:text-properties fo:font-weight="bold" officeooo:paragraph-rsid="001d321d" style:font-weight-asian="bold" style:font-weight-complex="bold"/>
    </style:style>
    <style:style style:name="P8" style:family="paragraph" style:parent-style-name="Heading">
      <style:text-properties officeooo:paragraph-rsid="002d182a"/>
    </style:style>
    <style:style style:name="P9" style:family="paragraph" style:parent-style-name="Heading">
      <style:text-properties officeooo:paragraph-rsid="002eef1f"/>
    </style:style>
    <style:style style:name="P10" style:family="paragraph" style:parent-style-name="Heading" style:master-page-name="">
      <style:paragraph-properties style:page-number="auto"/>
      <style:text-properties officeooo:paragraph-rsid="0019ebe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officeooo:paragraph-rsid="002717b0"/>
    </style:style>
    <style:style style:name="P13" style:family="paragraph" style:parent-style-name="Text_20_body">
      <style:text-properties style:font-name="Arial" officeooo:paragraph-rsid="0027ba49"/>
    </style:style>
    <style:style style:name="P14" style:family="paragraph" style:parent-style-name="Preformatted_20_Text">
      <loext:graphic-properties draw:fill="solid" draw:fill-color="#ffffff" draw:opacity="100%"/>
      <style:paragraph-properties fo:margin-top="0pt" fo:margin-bottom="0pt" loext:contextual-spacing="false" style:line-height-at-least="18pt" fo:text-align="start" style:justify-single-word="false" fo:orphans="2" fo:widows="2" fo:background-color="#ffffff" fo:padding="0pt" fo:border="none" style:writing-mode="lr-tb"/>
      <style:text-properties fo:font-variant="normal" fo:text-transform="none" fo:color="#212121" style:font-name="inherit" fo:font-size="12pt" fo:letter-spacing="normal" fo:language="bg" fo:country="BG" fo:font-style="normal" fo:font-weight="normal" officeooo:paragraph-rsid="00252183"/>
    </style:style>
    <style:style style:name="P15" style:family="paragraph" style:parent-style-name="Preformatted_20_Text">
      <loext:graphic-properties draw:fill="solid" draw:fill-color="#ffffff" draw:opacity="100%"/>
      <style:paragraph-properties fo:margin-top="0pt" fo:margin-bottom="0pt" loext:contextual-spacing="false" style:line-height-at-least="18pt" fo:text-align="start" style:justify-single-word="false" fo:orphans="2" fo:widows="2" fo:background-color="#ffffff" fo:padding="0pt" fo:border="none" style:writing-mode="lr-tb"/>
      <style:text-properties officeooo:paragraph-rsid="002eef1f"/>
    </style:style>
    <style:style style:name="P16" style:family="paragraph" style:parent-style-name="Text_20_body">
      <style:paragraph-properties fo:margin-top="0pt" fo:margin-bottom="7pt" loext:contextual-spacing="false"/>
      <style:text-properties officeooo:paragraph-rsid="001b7612"/>
    </style:style>
    <style:style style:name="P17" style:family="paragraph" style:parent-style-name="Text_20_body">
      <style:paragraph-properties fo:margin-top="0pt" fo:margin-bottom="1.3pt" loext:contextual-spacing="false" fo:line-height="100%"/>
      <style:text-properties officeooo:paragraph-rsid="002eef1f"/>
    </style:style>
    <style:style style:name="P18" style:family="paragraph" style:parent-style-name="Text_20_body">
      <style:paragraph-properties fo:margin-top="0pt" fo:margin-bottom="1.3pt" loext:contextual-spacing="false" fo:line-height="100%"/>
      <style:text-properties style:font-name="Arial" officeooo:paragraph-rsid="002eef1f"/>
    </style:style>
    <style:style style:name="P19" style:family="paragraph" style:parent-style-name="Preformatted_20_Text">
      <style:text-properties fo:font-variant="normal" fo:text-transform="none" fo:color="#000000" style:font-name="Arial" fo:font-size="12pt" fo:letter-spacing="normal" fo:language="bg" fo:country="BG" fo:font-style="normal" fo:font-weight="normal" officeooo:rsid="000f36d9" officeooo:paragraph-rsid="002e5ef8"/>
    </style:style>
    <style:style style:name="P20" style:family="paragraph" style:parent-style-name="Preformatted_20_Text">
      <style:text-properties fo:font-variant="normal" fo:text-transform="none" fo:color="#000000" style:font-name="Arial" fo:font-size="12pt" fo:letter-spacing="normal" fo:language="bg" fo:country="BG" fo:font-style="normal" fo:font-weight="normal" officeooo:rsid="000f36d9" officeooo:paragraph-rsid="000f36d9"/>
    </style:style>
    <style:style style:name="P21" style:family="paragraph" style:parent-style-name="Preformatted_20_Text">
      <style:text-properties fo:color="#000000" style:font-name="Arial" officeooo:paragraph-rsid="002e5ef8"/>
    </style:style>
    <style:style style:name="P22" style:family="paragraph" style:parent-style-name="Preformatted_20_Text">
      <loext:graphic-properties draw:fill="solid" draw:fill-color="#ffffff" draw:opacity="100%"/>
      <style:paragraph-properties fo:margin-left="0pt" fo:margin-right="0pt" fo:margin-top="0pt" fo:margin-bottom="0pt" loext:contextual-spacing="false" style:line-height-at-least="18pt" fo:text-align="justify" style:justify-single-word="false" fo:orphans="2" fo:widows="2" fo:text-indent="24.01pt" style:auto-text-indent="false" fo:background-color="#ffffff" fo:padding="0pt" fo:border="none" style:writing-mode="lr-tb"/>
      <style:text-properties style:font-name="Arial"/>
    </style:style>
    <style:style style:name="P23" style:family="paragraph" style:parent-style-name="Preformatted_20_Text">
      <loext:graphic-properties draw:fill="solid" draw:fill-color="#ffffff" draw:opacity="100%"/>
      <style:paragraph-properties fo:margin-left="0pt" fo:margin-right="0pt" fo:margin-top="0pt" fo:margin-bottom="0pt" loext:contextual-spacing="false" style:line-height-at-least="18pt" fo:text-align="justify" style:justify-single-word="false" fo:orphans="2" fo:widows="2" fo:text-indent="24.01pt" style:auto-text-indent="false" fo:background-color="#ffffff" fo:padding="0pt" fo:border="none" style:writing-mode="lr-tb"/>
      <style:text-properties style:font-name="Arial" officeooo:paragraph-rsid="00169992"/>
    </style:style>
    <style:style style:name="P24" style:family="paragraph" style:parent-style-name="Preformatted_20_Text" style:master-page-name="">
      <loext:graphic-properties draw:fill="solid" draw:fill-color="#ffffff" draw:opacity="100%"/>
      <style:paragraph-properties fo:margin-left="0pt" fo:margin-right="0pt" fo:margin-top="0pt" fo:margin-bottom="0pt" loext:contextual-spacing="false" style:line-height-at-least="18pt" fo:text-align="justify" style:justify-single-word="false" fo:orphans="2" fo:widows="2" fo:text-indent="24.01pt" style:auto-text-indent="false" style:page-number="auto" fo:background-color="#ffffff" fo:padding="0pt" fo:border="none" style:writing-mode="lr-tb"/>
      <style:text-properties style:font-name="Arial" officeooo:paragraph-rsid="00169992"/>
    </style:style>
    <style:style style:name="P25" style:family="paragraph" style:parent-style-name="Subtitle" style:master-page-name="">
      <loext:graphic-properties draw:fill="none"/>
      <style:paragraph-properties fo:margin-left="0pt" fo:margin-right="0pt" fo:margin-top="3pt" fo:margin-bottom="6.01pt" loext:contextual-spacing="false" fo:text-align="justify" style:justify-single-word="false" fo:text-indent="36pt" style:auto-text-indent="false" style:page-number="auto" fo:background-color="transparent" fo:keep-with-next="always"/>
    </style:style>
    <style:style style:name="P26" style:family="paragraph" style:parent-style-name="Title">
      <style:paragraph-properties fo:break-before="page"/>
    </style:style>
    <style:style style:name="P27" style:family="paragraph" style:parent-style-name="Title">
      <style:paragraph-properties fo:break-before="page"/>
      <style:text-properties fo:color="#000000" fo:background-color="transparent"/>
    </style:style>
    <style:style style:name="P28" style:family="paragraph" style:parent-style-name="Standard" style:list-style-name="L3">
      <style:text-properties officeooo:paragraph-rsid="0019ebee"/>
    </style:style>
    <style:style style:name="P29" style:family="paragraph" style:parent-style-name="Standard" style:list-style-name="L3">
      <style:text-properties officeooo:paragraph-rsid="001eac20"/>
    </style:style>
    <style:style style:name="P30" style:family="paragraph" style:parent-style-name="Standard" style:list-style-name="L3">
      <style:text-properties fo:font-variant="normal" fo:text-transform="none" fo:color="#212121" style:font-name="arial" fo:font-size="12pt" fo:letter-spacing="normal" fo:font-style="normal" fo:font-weight="normal" officeooo:paragraph-rsid="001547c8"/>
    </style:style>
    <style:style style:name="P31" style:family="paragraph" style:parent-style-name="Standard" style:list-style-name="L3">
      <style:text-properties fo:font-variant="normal" fo:text-transform="none" fo:color="#212121" style:font-name="arial" fo:font-size="12pt" fo:letter-spacing="normal" fo:font-style="normal" fo:font-weight="normal" officeooo:rsid="00171665" officeooo:paragraph-rsid="00171665"/>
    </style:style>
    <style:style style:name="P32" style:family="paragraph" style:parent-style-name="Standard" style:list-style-name="L3">
      <style:text-properties fo:font-variant="normal" fo:text-transform="none" fo:color="#212121" style:font-name="arial" fo:font-size="12pt" fo:letter-spacing="normal" fo:font-style="normal" fo:font-weight="normal" officeooo:rsid="00171665" officeooo:paragraph-rsid="0019ebee"/>
    </style:style>
    <style:style style:name="P33" style:family="paragraph" style:parent-style-name="Standard" style:list-style-name="L3">
      <style:text-properties fo:font-variant="normal" fo:text-transform="none" fo:color="#212121" style:font-name="arial" fo:font-size="12pt" fo:letter-spacing="normal" fo:font-style="normal" fo:font-weight="normal" officeooo:rsid="00171665" officeooo:paragraph-rsid="001eac20"/>
    </style:style>
    <style:style style:name="P34" style:family="paragraph" style:parent-style-name="Standard" style:list-style-name="L1">
      <style:text-properties fo:font-variant="normal" fo:text-transform="none" fo:color="#212121" style:font-name="arial" fo:font-size="12pt" fo:letter-spacing="normal" fo:font-style="normal" fo:font-weight="normal" officeooo:rsid="002d182a" officeooo:paragraph-rsid="002d182a"/>
    </style:style>
    <style:style style:name="P35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paragraph-rsid="001547c8"/>
    </style:style>
    <style:style style:name="P36" style:family="paragraph" style:parent-style-name="Standard" style:list-style-name="L3">
      <style:text-properties officeooo:rsid="00171665" officeooo:paragraph-rsid="00171665"/>
    </style:style>
    <style:style style:name="P37" style:family="paragraph" style:parent-style-name="Standard" style:list-style-name="L3">
      <style:text-properties officeooo:rsid="00171665" officeooo:paragraph-rsid="0019ebee"/>
    </style:style>
    <style:style style:name="P38" style:family="paragraph" style:parent-style-name="Standard" style:list-style-name="L3">
      <style:text-properties officeooo:rsid="00171665" officeooo:paragraph-rsid="001eac20"/>
    </style:style>
    <style:style style:name="P39" style:family="paragraph" style:parent-style-name="Standard" style:list-style-name="L1">
      <style:text-properties officeooo:paragraph-rsid="0027ba49"/>
    </style:style>
    <style:style style:name="P40" style:family="paragraph" style:parent-style-name="Standard" style:list-style-name="L1">
      <style:text-properties officeooo:paragraph-rsid="0029b163"/>
    </style:style>
    <style:style style:name="P41" style:family="paragraph" style:parent-style-name="Standard" style:list-style-name="L1">
      <style:text-properties officeooo:paragraph-rsid="002d182a"/>
    </style:style>
    <style:style style:name="P42" style:family="paragraph" style:parent-style-name="Standard" style:list-style-name="L1">
      <style:text-properties officeooo:paragraph-rsid="002eef1f"/>
    </style:style>
    <style:style style:name="P43" style:family="paragraph" style:parent-style-name="Standard" style:list-style-name="L1">
      <style:text-properties officeooo:rsid="002c08f6" officeooo:paragraph-rsid="002c08f6"/>
    </style:style>
    <style:style style:name="P44" style:family="paragraph" style:parent-style-name="Standard" style:list-style-name="L1">
      <style:text-properties officeooo:rsid="000f36d9" officeooo:paragraph-rsid="002d182a"/>
    </style:style>
    <style:style style:name="P45" style:family="paragraph" style:parent-style-name="Heading">
      <style:text-properties fo:font-weight="bold" officeooo:paragraph-rsid="0029b163" style:font-weight-asian="bold" style:font-weight-complex="bold"/>
    </style:style>
    <style:style style:name="P46" style:family="paragraph" style:parent-style-name="Heading">
      <style:text-properties fo:font-weight="bold" officeooo:paragraph-rsid="002d182a" style:font-weight-asian="bold" style:font-weight-complex="bold"/>
    </style:style>
    <style:style style:name="P47" style:family="paragraph" style:parent-style-name="Heading">
      <style:text-properties fo:font-weight="bold" officeooo:paragraph-rsid="002e5ef8" style:font-weight-asian="bold" style:font-weight-complex="bold"/>
    </style:style>
    <style:style style:name="P48" style:family="paragraph" style:parent-style-name="Heading">
      <style:text-properties fo:font-weight="bold" officeooo:paragraph-rsid="002eef1f" style:font-weight-asian="bold" style:font-weight-complex="bold"/>
    </style:style>
    <style:style style:name="P49" style:family="paragraph" style:parent-style-name="Text_20_body" style:list-style-name="L1">
      <style:text-properties officeooo:paragraph-rsid="002eef1f"/>
    </style:style>
    <style:style style:name="P50" style:family="paragraph" style:parent-style-name="Text_20_body" style:list-style-name="L1">
      <style:paragraph-properties fo:line-height="100%"/>
      <style:text-properties officeooo:paragraph-rsid="002eef1f"/>
    </style:style>
    <style:style style:name="P51" style:family="paragraph" style:parent-style-name="Text_20_body" style:list-style-name="L1">
      <style:paragraph-properties fo:line-height="100%"/>
      <style:text-properties style:font-name="Arial" officeooo:paragraph-rsid="002eef1f"/>
    </style:style>
    <style:style style:name="P52" style:family="paragraph" style:parent-style-name="Text_20_body" style:list-style-name="L7">
      <style:text-properties style:font-name="Arial" officeooo:paragraph-rsid="0027ba49"/>
    </style:style>
    <style:style style:name="P53" style:family="paragraph" style:parent-style-name="Text_20_body" style:list-style-name="L7">
      <style:text-properties style:font-name="Arial" officeooo:paragraph-rsid="002717b0"/>
    </style:style>
    <style:style style:name="P54" style:family="paragraph" style:parent-style-name="Text_20_body">
      <style:text-properties style:font-name="Arial" fo:font-size="12pt" fo:language="bg" fo:country="BG" fo:font-style="normal" fo:font-weight="normal"/>
    </style:style>
    <style:style style:name="P55" style:family="paragraph" style:parent-style-name="Text_20_body" style:list-style-name="L1">
      <style:text-properties fo:font-variant="normal" fo:text-transform="none" fo:color="#212121" style:font-name="Arial" fo:font-size="12pt" fo:letter-spacing="normal" fo:font-style="normal" fo:font-weight="normal" officeooo:rsid="00216ff5" officeooo:paragraph-rsid="002eef1f" style:font-size-asian="14pt" style:font-size-complex="14pt"/>
    </style:style>
    <style:style style:name="P56" style:family="paragraph" style:parent-style-name="Text_20_body" style:list-style-name="L3">
      <style:text-properties officeooo:paragraph-rsid="002717b0"/>
    </style:style>
    <style:style style:name="P57" style:family="paragraph" style:parent-style-name="Text_20_body" style:list-style-name="L8">
      <style:text-properties officeooo:paragraph-rsid="002d182a"/>
    </style:style>
    <style:style style:name="P58" style:family="paragraph" style:parent-style-name="Text_20_body" style:list-style-name="L1">
      <style:text-properties officeooo:rsid="000f36d9" officeooo:paragraph-rsid="002d182a"/>
    </style:style>
    <style:style style:name="P59" style:family="paragraph" style:parent-style-name="Text_20_body" style:list-style-name="L1">
      <style:paragraph-properties fo:margin-top="0pt" fo:margin-bottom="1.3pt" loext:contextual-spacing="false" fo:line-height="100%"/>
      <style:text-properties style:font-name="Arial" officeooo:paragraph-rsid="002eef1f"/>
    </style:style>
    <style:style style:name="P60" style:family="paragraph" style:parent-style-name="Heading_20_1" style:list-style-name="L1">
      <style:text-properties officeooo:paragraph-rsid="002eef1f"/>
    </style:style>
    <style:style style:name="P61" style:family="paragraph" style:parent-style-name="Preformatted_20_Text" style:list-style-name="L1">
      <style:text-properties officeooo:paragraph-rsid="00252183"/>
    </style:style>
    <style:style style:name="P62" style:family="paragraph" style:parent-style-name="Preformatted_20_Text" style:list-style-name="L1">
      <style:text-properties fo:font-variant="normal" fo:text-transform="none" fo:color="#212121" style:font-name="inherit" fo:font-size="12pt" fo:letter-spacing="normal" fo:language="bg" fo:country="BG" fo:font-style="normal" fo:font-weight="normal" officeooo:paragraph-rsid="001da43d"/>
    </style:style>
    <style:style style:name="P63" style:family="paragraph" style:parent-style-name="Preformatted_20_Text" style:list-style-name="L1">
      <style:text-properties fo:font-variant="normal" fo:text-transform="none" fo:color="#212121" style:font-name="Arial" fo:font-size="12pt" fo:letter-spacing="normal" fo:language="bg" fo:country="BG" fo:font-style="normal" fo:font-weight="normal" officeooo:paragraph-rsid="002d182a"/>
    </style:style>
    <style:style style:name="P64" style:family="paragraph" style:parent-style-name="Preformatted_20_Text" style:list-style-name="L2">
      <loext:graphic-properties draw:fill="none" draw:fill-color="#ffffff"/>
      <style:paragraph-properties fo:margin-top="0pt" fo:margin-bottom="0pt" loext:contextual-spacing="false" style:line-height-at-least="18pt" fo:text-align="start" style:justify-single-word="false" fo:orphans="2" fo:widows="2" fo:background-color="transparent" fo:padding="0pt" fo:border="none" style:writing-mode="lr-tb"/>
      <style:text-properties officeooo:paragraph-rsid="001547c8"/>
    </style:style>
    <style:style style:name="P65" style:family="paragraph" style:parent-style-name="Preformatted_20_Text" style:list-style-name="L2">
      <loext:graphic-properties draw:fill="none" draw:fill-color="#ffffff"/>
      <style:paragraph-properties fo:margin-top="0pt" fo:margin-bottom="0pt" loext:contextual-spacing="false" style:line-height-at-least="18pt" fo:text-align="start" style:justify-single-word="false" fo:orphans="2" fo:widows="2" fo:background-color="transparent" fo:padding="0pt" fo:border="none" style:writing-mode="lr-tb"/>
      <style:text-properties fo:font-variant="normal" fo:text-transform="none" fo:color="#212121" fo:letter-spacing="normal" officeooo:paragraph-rsid="001547c8" loext:padding="0pt" loext:border="none"/>
    </style:style>
    <style:style style:name="P66" style:family="paragraph" style:parent-style-name="Preformatted_20_Text" style:list-style-name="L4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fo:font-variant="normal" fo:text-transform="none" fo:color="#212121" style:font-name="Arial" fo:letter-spacing="normal"/>
    </style:style>
    <style:style style:name="P67" style:family="paragraph" style:parent-style-name="Preformatted_20_Text" style:list-style-name="L4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fo:font-variant="normal" fo:text-transform="none" fo:color="#212121" style:font-name="Arial" fo:letter-spacing="normal" officeooo:paragraph-rsid="00171665"/>
    </style:style>
    <style:style style:name="P68" style:family="paragraph" style:parent-style-name="Preformatted_20_Text" style:list-style-name="L4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fo:font-variant="normal" fo:text-transform="none" fo:color="#212121" style:font-name="Arial" fo:letter-spacing="normal" officeooo:rsid="0011c423" officeooo:paragraph-rsid="001d321d"/>
    </style:style>
    <style:style style:name="P69" style:family="paragraph" style:parent-style-name="Preformatted_20_Text" style:list-style-name="L4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fo:font-variant="normal" fo:text-transform="none" fo:color="#212121" style:font-name="Arial" fo:font-size="12pt" fo:letter-spacing="normal" fo:language="bg" fo:country="BG" fo:font-style="normal" fo:font-weight="normal"/>
    </style:style>
    <style:style style:name="P70" style:family="paragraph" style:parent-style-name="Preformatted_20_Text" style:list-style-name="L5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fo:font-variant="normal" fo:text-transform="none" fo:color="#212121" style:font-name="Arial" fo:font-size="12pt" fo:letter-spacing="normal" fo:language="bg" fo:country="BG" fo:font-style="normal" fo:font-weight="normal" officeooo:paragraph-rsid="00171665"/>
    </style:style>
    <style:style style:name="P71" style:family="paragraph" style:parent-style-name="Preformatted_20_Text" style:list-style-name="L5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fo:font-variant="normal" fo:text-transform="none" fo:color="#212121" style:font-name="Arial" fo:font-size="12pt" fo:letter-spacing="normal" fo:language="bg" fo:country="BG" fo:font-style="normal" fo:font-weight="normal" officeooo:rsid="00171665" officeooo:paragraph-rsid="00171665"/>
    </style:style>
    <style:style style:name="P72" style:family="paragraph" style:parent-style-name="Preformatted_20_Text" style:list-style-name="L4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fo:font-variant="normal" fo:text-transform="none" fo:color="#212121" style:font-name="Arial" fo:font-size="12pt" fo:letter-spacing="normal" fo:language="bg" fo:country="BG" fo:font-style="normal" fo:font-weight="normal" officeooo:rsid="001d321d" officeooo:paragraph-rsid="001d321d"/>
    </style:style>
    <style:style style:name="P73" style:family="paragraph" style:parent-style-name="Preformatted_20_Text" style:list-style-name="L6">
      <loext:graphic-properties draw:fill="solid" draw:fill-color="#ffffff" draw:opacity="100%"/>
      <style:paragraph-properties fo:margin-top="0pt" fo:margin-bottom="0pt" loext:contextual-spacing="false" style:line-height-at-least="18pt" fo:text-align="start" style:justify-single-word="false" fo:orphans="2" fo:widows="2" fo:background-color="#ffffff" fo:padding="0pt" fo:border="none" style:writing-mode="lr-tb"/>
      <style:text-properties fo:font-variant="normal" fo:text-transform="none" fo:color="#212121" style:font-name="inherit" fo:font-size="12pt" fo:letter-spacing="normal" fo:language="bg" fo:country="BG" fo:font-style="normal" fo:font-weight="normal" officeooo:paragraph-rsid="00252183"/>
    </style:style>
    <style:style style:name="P74" style:family="paragraph" style:parent-style-name="Preformatted_20_Text" style:list-style-name="L4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style:font-name="Arial"/>
    </style:style>
    <style:style style:name="P75" style:family="paragraph" style:parent-style-name="Preformatted_20_Text" style:list-style-name="L4">
      <loext:graphic-properties draw:fill="solid" draw:fill-color="#ffffff" draw:opacity="100%"/>
      <style:paragraph-properties fo:margin-top="0pt" fo:margin-bottom="0pt" loext:contextual-spacing="false" style:line-height-at-least="18pt" fo:text-align="justify" style:justify-single-word="false" fo:orphans="2" fo:widows="2" fo:background-color="#ffffff" fo:padding="0pt" fo:border="none" style:writing-mode="lr-tb"/>
      <style:text-properties style:font-name="Arial" officeooo:paragraph-rsid="001d321d"/>
    </style:style>
    <style:style style:name="P76" style:family="paragraph" style:parent-style-name="Preformatted_20_Text" style:list-style-name="L1">
      <loext:graphic-properties draw:fill="none"/>
      <style:paragraph-properties fo:margin-top="3pt" fo:margin-bottom="6.01pt" loext:contextual-spacing="false" fo:text-align="justify" style:justify-single-word="false" fo:background-color="transparent"/>
      <style:text-properties style:font-name="Arial" fo:font-size="14pt" fo:font-weight="normal" officeooo:paragraph-rsid="0019ebee" style:font-size-asian="14pt" style:font-weight-asian="normal" style:font-size-complex="14pt" style:font-weight-complex="normal"/>
    </style:style>
    <style:style style:name="P77" style:family="paragraph" style:parent-style-name="Preformatted_20_Text" style:list-style-name="L1">
      <loext:graphic-properties draw:fill="none"/>
      <style:paragraph-properties fo:margin-top="3pt" fo:margin-bottom="6.01pt" loext:contextual-spacing="false" fo:text-align="justify" style:justify-single-word="false" fo:background-color="transparent"/>
      <style:text-properties style:font-name="Arial" fo:font-size="14pt" fo:font-weight="normal" officeooo:paragraph-rsid="0019ebee" style:font-size-asian="14pt" style:font-weight-asian="normal" style:font-size-complex="14pt" style:font-weight-complex="normal" loext:padding="0pt" loext:border="none"/>
    </style:style>
    <style:style style:name="P78" style:family="paragraph" style:parent-style-name="Preformatted_20_Text" style:list-style-name="L1">
      <loext:graphic-properties draw:fill="none"/>
      <style:paragraph-properties fo:margin-top="3pt" fo:margin-bottom="6.01pt" loext:contextual-spacing="false" fo:text-align="justify" style:justify-single-word="false" fo:background-color="transparent"/>
      <style:text-properties style:font-name="Arial" fo:font-size="12pt" fo:font-weight="normal" officeooo:paragraph-rsid="001da43d" style:font-size-asian="12pt" style:font-size-complex="12pt"/>
    </style:style>
    <style:style style:name="P79" style:family="paragraph" style:parent-style-name="Preformatted_20_Text" style:list-style-name="L1">
      <loext:graphic-properties draw:fill="none"/>
      <style:paragraph-properties fo:margin-top="3pt" fo:margin-bottom="6.01pt" loext:contextual-spacing="false" fo:text-align="justify" style:justify-single-word="false" fo:background-color="transparent"/>
      <style:text-properties fo:font-variant="normal" fo:text-transform="none" fo:color="#212121" style:font-name="Arial" fo:font-size="12pt" fo:letter-spacing="normal" fo:language="bg" fo:country="BG" fo:font-style="normal" fo:font-weight="normal" officeooo:paragraph-rsid="001da43d" style:font-size-asian="12pt" style:font-size-complex="12pt"/>
    </style:style>
    <style:style style:name="P80" style:family="paragraph" style:parent-style-name="Preformatted_20_Text" style:list-style-name="L1">
      <loext:graphic-properties draw:fill="none"/>
      <style:paragraph-properties fo:margin-top="3pt" fo:margin-bottom="6.01pt" loext:contextual-spacing="false" fo:text-align="justify" style:justify-single-word="false" fo:background-color="transparent"/>
      <style:text-properties fo:font-variant="normal" fo:text-transform="none" fo:color="#212121" style:font-name="Arial" fo:font-size="12pt" fo:letter-spacing="normal" fo:language="bg" fo:country="BG" fo:font-style="normal" fo:font-weight="normal" officeooo:rsid="001da43d" officeooo:paragraph-rsid="001da43d" style:font-size-asian="12pt" style:font-weight-asian="normal" style:font-size-complex="12pt" style:font-weight-complex="normal" loext:padding="0pt" loext:border="none"/>
    </style:style>
    <style:style style:name="P81" style:family="paragraph" style:parent-style-name="Preformatted_20_Text">
      <loext:graphic-properties draw:fill="none"/>
      <style:paragraph-properties fo:margin-top="3pt" fo:margin-bottom="6.01pt" loext:contextual-spacing="false" fo:text-align="justify" style:justify-single-word="false" fo:background-color="transparent"/>
      <style:text-properties fo:font-variant="normal" fo:text-transform="none" fo:color="#212121" style:font-name="Arial" fo:font-size="14pt" fo:letter-spacing="normal" fo:language="bg" fo:country="BG" fo:font-style="normal" fo:font-weight="normal" officeooo:rsid="001da43d" officeooo:paragraph-rsid="001da43d" style:font-size-asian="14pt" style:font-weight-asian="normal" style:font-size-complex="14pt" style:font-weight-complex="normal" loext:padding="0pt" loext:border="none"/>
    </style:style>
    <style:style style:name="P82" style:family="paragraph" style:parent-style-name="Heading_20_3" style:list-style-name="L1">
      <style:text-properties officeooo:paragraph-rsid="002eef1f"/>
    </style:style>
    <style:style style:name="P83" style:family="paragraph" style:parent-style-name="Heading_20_3" style:list-style-name="L1">
      <style:text-properties style:font-name="Arial" officeooo:paragraph-rsid="002eef1f"/>
    </style:style>
    <style:style style:name="P84" style:family="paragraph" style:parent-style-name="Heading_20_3">
      <style:text-properties officeooo:paragraph-rsid="00186258"/>
    </style:style>
    <style:style style:name="P85" style:family="paragraph" style:parent-style-name="Heading_20_3">
      <style:text-properties officeooo:paragraph-rsid="001da43d"/>
    </style:style>
    <style:style style:name="P86" style:family="paragraph" style:parent-style-name="Subtitle" style:list-style-name="L1">
      <style:text-properties fo:font-weight="bold" style:font-weight-asian="bold" style:font-weight-complex="bold"/>
    </style:style>
    <style:style style:name="P87" style:family="paragraph" style:parent-style-name="Title" style:list-style-name="L1">
      <style:paragraph-properties fo:break-before="page"/>
    </style:style>
    <style:style style:name="P88" style:family="paragraph" style:parent-style-name="Title" style:list-style-name="L1">
      <style:paragraph-properties fo:break-before="page"/>
      <style:text-properties officeooo:paragraph-rsid="002eef1f"/>
    </style:style>
    <style:style style:name="P89" style:family="paragraph" style:parent-style-name="Title" style:list-style-name="L1">
      <style:paragraph-properties fo:break-before="page"/>
      <style:text-properties style:font-name="Arial" fo:font-size="16pt" officeooo:paragraph-rsid="002d182a" style:font-size-asian="16pt" style:font-size-complex="16pt"/>
    </style:style>
    <style:style style:name="P90" style:family="paragraph" style:parent-style-name="Title" style:list-style-name="L6">
      <loext:graphic-properties draw:fill="solid" draw:fill-color="#ffffff" draw:opacity="100%"/>
      <style:paragraph-properties fo:margin-top="0pt" fo:margin-bottom="0pt" loext:contextual-spacing="false" style:line-height-at-least="18pt" fo:text-align="start" style:justify-single-word="false" fo:orphans="2" fo:widows="2" fo:background-color="#ffffff" fo:padding="0pt" fo:border="none" style:writing-mode="lr-tb"/>
      <style:text-properties fo:font-variant="normal" fo:text-transform="none" fo:color="#212121" style:font-name="inherit" fo:font-size="12pt" fo:letter-spacing="normal" fo:language="bg" fo:country="BG" fo:font-style="normal" fo:font-weight="normal" officeooo:paragraph-rsid="00252183"/>
    </style:style>
    <style:style style:name="P91" style:family="paragraph" style:parent-style-name="Title" style:list-style-name="L6">
      <loext:graphic-properties draw:fill="solid" draw:fill-color="#ffffff" draw:opacity="100%"/>
      <style:paragraph-properties fo:margin-top="0pt" fo:margin-bottom="0pt" loext:contextual-spacing="false" style:line-height-at-least="18pt" fo:text-align="start" style:justify-single-word="false" fo:orphans="2" fo:widows="2" fo:background-color="#ffffff" fo:padding="0pt" fo:border="none" style:writing-mode="lr-tb"/>
      <style:text-properties fo:font-variant="normal" fo:text-transform="none" fo:color="#212121" style:font-name="inherit" fo:font-size="12pt" fo:letter-spacing="normal" fo:language="bg" fo:country="BG" fo:font-style="normal" fo:font-weight="normal" officeooo:paragraph-rsid="0027ba49"/>
    </style:style>
    <style:style style:name="T1" style:family="text">
      <style:text-properties officeooo:rsid="000f36d9"/>
    </style:style>
    <style:style style:name="T2" style:family="text">
      <style:text-properties fo:font-variant="normal" fo:text-transform="none" fo:color="#212121" style:font-name="inherit" fo:font-size="12pt" fo:letter-spacing="normal" fo:language="bg" fo:country="BG" fo:font-style="normal" fo:font-weight="normal" loext:padding="0pt" loext:border="none"/>
    </style:style>
    <style:style style:name="T3" style:family="text">
      <style:text-properties fo:font-variant="normal" fo:text-transform="none" fo:color="#212121" style:font-name="inherit" fo:font-size="12pt" fo:letter-spacing="normal" fo:language="bg" fo:country="BG" fo:font-style="normal" fo:font-weight="normal" officeooo:rsid="001547c8" loext:padding="0pt" loext:border="none"/>
    </style:style>
    <style:style style:name="T4" style:family="text">
      <style:text-properties fo:font-variant="normal" fo:text-transform="none" fo:color="#212121" style:font-name="inherit" fo:font-size="12pt" fo:letter-spacing="normal" fo:language="bg" fo:country="BG" fo:font-style="normal" fo:font-weight="normal" officeooo:rsid="00216ff5" loext:padding="0pt" loext:border="none"/>
    </style:style>
    <style:style style:name="T5" style:family="text">
      <style:text-properties fo:font-variant="normal" fo:text-transform="none" fo:color="#212121" style:font-name="inherit" fo:font-size="12pt" fo:letter-spacing="normal" fo:language="bg" fo:country="BG" fo:font-style="normal" fo:font-weight="normal" officeooo:rsid="0021d5d5" loext:padding="0pt" loext:border="none"/>
    </style:style>
    <style:style style:name="T6" style:family="text">
      <style:text-properties fo:font-variant="normal" fo:text-transform="none" fo:color="#212121" style:font-name="inherit" fo:font-size="12pt" fo:letter-spacing="normal" fo:language="bg" fo:country="BG" fo:font-style="normal" fo:font-weight="normal" officeooo:rsid="000f36d9"/>
    </style:style>
    <style:style style:name="T7" style:family="text">
      <style:text-properties fo:font-variant="normal" fo:text-transform="none" fo:color="#212121" style:font-name="inherit" fo:font-size="12pt" fo:letter-spacing="normal" fo:language="bg" fo:country="BG" fo:font-style="normal" fo:font-weight="normal" officeooo:rsid="0027ba49"/>
    </style:style>
    <style:style style:name="T8" style:family="text">
      <style:text-properties fo:font-variant="normal" fo:text-transform="none" fo:color="#212121" style:font-name="inherit" fo:font-size="12pt" fo:letter-spacing="normal" fo:language="bg" fo:country="BG" fo:font-style="normal" fo:font-weight="normal" officeooo:rsid="0028a630"/>
    </style:style>
    <style:style style:name="T9" style:family="text">
      <style:text-properties fo:font-variant="normal" fo:text-transform="none" fo:color="#212121" style:font-name="inherit" fo:font-size="12pt" fo:letter-spacing="normal" fo:language="bg" fo:country="BG" fo:font-style="normal" fo:font-weight="normal" officeooo:rsid="0029b163"/>
    </style:style>
    <style:style style:name="T10" style:family="text">
      <style:text-properties fo:font-variant="normal" fo:text-transform="none" fo:color="#212121" fo:letter-spacing="normal" fo:language="bg" fo:country="BG" fo:font-style="normal"/>
    </style:style>
    <style:style style:name="T11" style:family="text">
      <style:text-properties fo:font-variant="normal" fo:text-transform="none" fo:color="#212121" fo:letter-spacing="normal" fo:language="bg" fo:country="BG" fo:font-style="normal" fo:font-weight="normal"/>
    </style:style>
    <style:style style:name="T12" style:family="text">
      <style:text-properties fo:font-variant="normal" fo:text-transform="none" fo:color="#212121" fo:letter-spacing="normal" fo:language="bg" fo:country="BG" fo:font-style="normal" fo:font-weight="normal" loext:padding="0pt" loext:border="none"/>
    </style:style>
    <style:style style:name="T13" style:family="text">
      <style:text-properties fo:font-variant="normal" fo:text-transform="none" fo:color="#212121" fo:letter-spacing="normal" fo:language="bg" fo:country="BG" fo:font-style="normal" fo:font-weight="normal" officeooo:rsid="00171665"/>
    </style:style>
    <style:style style:name="T14" style:family="text">
      <style:text-properties fo:font-variant="normal" fo:text-transform="none" fo:color="#212121" fo:letter-spacing="normal" fo:language="bg" fo:country="BG" fo:font-style="normal" officeooo:rsid="0019ebee" loext:padding="0pt" loext:border="none"/>
    </style:style>
    <style:style style:name="T15" style:family="text">
      <style:text-properties fo:font-variant="normal" fo:text-transform="none" fo:color="#212121" fo:letter-spacing="normal" fo:language="bg" fo:country="BG" fo:font-style="normal" loext:padding="0pt" loext:border="none"/>
    </style:style>
    <style:style style:name="T16" style:family="text">
      <style:text-properties fo:font-variant="normal" fo:text-transform="none" fo:color="#212121" fo:letter-spacing="normal" fo:language="bg" fo:country="BG" fo:font-style="normal" officeooo:rsid="0019ebee" style:font-weight-asian="normal" style:font-weight-complex="normal" loext:padding="0pt" loext:border="none"/>
    </style:style>
    <style:style style:name="T17" style:family="text">
      <style:text-properties fo:font-variant="normal" fo:text-transform="none" fo:color="#212121" fo:letter-spacing="normal" fo:language="bg" fo:country="BG" fo:font-style="normal" officeooo:rsid="001da43d" style:font-weight-asian="normal" style:font-weight-complex="normal" loext:padding="0pt" loext:border="none"/>
    </style:style>
    <style:style style:name="T18" style:family="text">
      <style:text-properties fo:font-variant="normal" fo:text-transform="none" fo:color="#212121" fo:letter-spacing="normal" fo:language="bg" fo:country="BG" fo:font-style="normal" officeooo:rsid="001da43d" loext:padding="0pt" loext:border="none"/>
    </style:style>
    <style:style style:name="T19" style:family="text">
      <style:text-properties fo:font-variant="normal" fo:text-transform="none" fo:color="#212121" fo:letter-spacing="normal" fo:font-style="normal" fo:font-weight="normal"/>
    </style:style>
    <style:style style:name="T20" style:family="text">
      <style:text-properties fo:font-variant="normal" fo:text-transform="none" fo:color="#212121" fo:letter-spacing="normal" fo:font-style="normal" fo:font-weight="normal" officeooo:rsid="00171665"/>
    </style:style>
    <style:style style:name="T21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12121" style:font-name="arial" fo:font-size="12pt" fo:letter-spacing="normal" fo:font-style="normal" fo:font-weight="normal" officeooo:rsid="00171665"/>
    </style:style>
    <style:style style:name="T23" style:family="text">
      <style:text-properties fo:font-variant="normal" fo:text-transform="none" fo:color="#212121" style:font-name="arial" fo:font-size="12pt" fo:letter-spacing="normal" fo:font-style="normal" fo:font-weight="normal" officeooo:rsid="00171665" loext:padding="0pt" loext:border="none"/>
    </style:style>
    <style:style style:name="T24" style:family="text">
      <style:text-properties fo:font-variant="normal" fo:text-transform="none" fo:color="#212121" style:font-name="arial" fo:font-size="12pt" fo:letter-spacing="normal" fo:font-style="normal" fo:font-weight="normal" officeooo:rsid="0019ebee"/>
    </style:style>
    <style:style style:name="T25" style:family="text">
      <style:text-properties fo:font-variant="normal" fo:text-transform="none" fo:color="#212121" style:font-name="arial" fo:font-size="12pt" fo:letter-spacing="normal" fo:font-style="normal" fo:font-weight="normal" officeooo:rsid="001b7612" loext:padding="0pt" loext:border="none"/>
    </style:style>
    <style:style style:name="T26" style:family="text">
      <style:text-properties fo:font-variant="normal" fo:text-transform="none" fo:color="#212121" style:font-name="arial" fo:font-size="12pt" fo:letter-spacing="normal" fo:font-style="normal" fo:font-weight="normal" officeooo:rsid="002717b0"/>
    </style:style>
    <style:style style:name="T27" style:family="text">
      <style:text-properties fo:font-variant="normal" fo:text-transform="none" fo:color="#212121" style:font-name="arial" fo:font-size="12pt" fo:letter-spacing="normal" fo:language="bg" fo:country="BG" fo:font-style="normal" fo:font-weight="normal"/>
    </style:style>
    <style:style style:name="T28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171665"/>
    </style:style>
    <style:style style:name="T29" style:family="text">
      <style:text-properties fo:font-variant="normal" fo:text-transform="none" fo:color="#212121" fo:font-size="12pt" fo:letter-spacing="normal" fo:language="bg" fo:country="BG" fo:font-style="normal" fo:font-weight="normal"/>
    </style:style>
    <style:style style:name="T30" style:family="text">
      <style:text-properties fo:font-variant="normal" fo:text-transform="none" fo:color="#212121" fo:font-size="12pt" fo:letter-spacing="normal" fo:language="bg" fo:country="BG" fo:font-style="normal" fo:font-weight="normal" officeooo:rsid="00169992"/>
    </style:style>
    <style:style style:name="T31" style:family="text">
      <style:text-properties fo:font-variant="normal" fo:text-transform="none" fo:color="#212121" fo:font-size="12pt" fo:letter-spacing="normal" fo:language="bg" fo:country="BG" fo:font-style="normal" fo:font-weight="normal" officeooo:rsid="00171665"/>
    </style:style>
    <style:style style:name="T32" style:family="text">
      <style:text-properties fo:font-variant="normal" fo:text-transform="none" fo:color="#212121" fo:font-size="12pt" fo:letter-spacing="normal" fo:language="bg" fo:country="BG" fo:font-style="normal" fo:font-weight="normal" style:font-size-asian="12pt" style:font-size-complex="12pt"/>
    </style:style>
    <style:style style:name="T33" style:family="text">
      <style:text-properties fo:font-variant="normal" fo:text-transform="none" fo:color="#212121" fo:font-size="12pt" fo:letter-spacing="normal" fo:language="bg" fo:country="BG" fo:font-style="normal" fo:font-weight="normal" officeooo:rsid="00171665" style:font-size-asian="12pt" style:font-size-complex="12pt"/>
    </style:style>
    <style:style style:name="T34" style:family="text">
      <style:text-properties fo:font-variant="normal" fo:text-transform="none" fo:color="#212121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212121" fo:font-size="12pt" fo:letter-spacing="normal" fo:font-style="normal" fo:font-weight="normal" officeooo:rsid="00171665" style:font-size-asian="12pt" style:font-size-complex="12pt"/>
    </style:style>
    <style:style style:name="T36" style:family="text">
      <style:text-properties fo:font-variant="normal" fo:text-transform="none" fo:color="#212121" style:font-name="Arial" fo:font-size="12pt" fo:letter-spacing="normal" fo:language="bg" fo:country="BG" fo:font-style="normal" fo:font-weight="normal"/>
    </style:style>
    <style:style style:name="T37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19ebee" style:font-size-asian="12pt" style:font-weight-asian="normal" style:font-size-complex="12pt" style:font-weight-complex="normal" loext:padding="0pt" loext:border="none"/>
    </style:style>
    <style:style style:name="T38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19ebee" loext:padding="0pt" loext:border="none"/>
    </style:style>
    <style:style style:name="T39" style:family="text">
      <style:text-properties fo:font-variant="normal" fo:text-transform="none" fo:color="#212121" style:font-name="Arial" fo:font-size="12pt" fo:letter-spacing="normal" fo:language="bg" fo:country="BG" fo:font-style="normal" fo:font-weight="normal" loext:padding="0pt" loext:border="none"/>
    </style:style>
    <style:style style:name="T40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1b7612" loext:padding="0pt" loext:border="none"/>
    </style:style>
    <style:style style:name="T41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0f36d9"/>
    </style:style>
    <style:style style:name="T42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0f36d9" style:font-name-asian="Noto Sans CJK SC Regular" style:font-size-asian="28pt" style:font-weight-asian="bold" style:font-name-complex="FreeSans1" style:font-size-complex="28pt" style:font-weight-complex="bold"/>
    </style:style>
    <style:style style:name="T43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2e5ef8" style:font-name-asian="Noto Sans CJK SC Regular" style:font-size-asian="28pt" style:font-weight-asian="bold" style:font-name-complex="FreeSans1" style:font-size-complex="28pt" style:font-weight-complex="bold"/>
    </style:style>
    <style:style style:name="T44" style:family="text">
      <style:text-properties fo:font-variant="normal" fo:text-transform="none" fo:color="#212121" style:font-name="Arial" fo:font-size="12pt" fo:letter-spacing="normal" fo:language="bg" fo:country="BG" fo:font-style="normal" fo:font-weight="normal" officeooo:rsid="002eef1f"/>
    </style:style>
    <style:style style:name="T45" style:family="text">
      <style:text-properties fo:font-variant="normal" fo:text-transform="none" fo:color="#212121" style:text-outline="false" style:text-line-through-style="none" style:text-line-through-type="none" style:font-name="inherit" fo:font-size="12pt" fo:letter-spacing="normal" fo:language="bg" fo:country="BG" fo:font-style="normal" fo:text-shadow="none" style:text-underline-style="none" fo:font-weight="normal" officeooo:rsid="000f36d9" style:letter-kerning="true" style:font-size-asian="22pt" style:font-style-asian="normal" style:font-weight-asian="normal" style:font-weight-complex="normal" style:text-emphasize="none"/>
    </style:style>
    <style:style style:name="T46" style:family="text">
      <style:text-properties fo:font-variant="normal" fo:text-transform="none" fo:color="#212121" style:text-outline="false" style:text-line-through-style="none" style:text-line-through-type="none" style:font-name="inherit" fo:font-size="12pt" fo:letter-spacing="normal" fo:language="bg" fo:country="BG" fo:font-style="normal" fo:text-shadow="none" style:text-underline-style="none" fo:font-weight="normal" officeooo:rsid="0029b163" style:letter-kerning="true" style:font-size-asian="22pt" style:font-style-asian="normal" style:font-weight-asian="normal" style:font-weight-complex="normal" style:text-emphasize="none"/>
    </style:style>
    <style:style style:name="T47" style:family="text">
      <style:text-properties fo:font-variant="normal" fo:text-transform="none" fo:color="#212121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48" style:family="text">
      <style:text-properties fo:font-variant="normal" fo:text-transform="none" fo:color="#212121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c08f6" style:letter-kerning="true" style:font-size-asian="12pt" style:font-style-asian="normal" style:font-weight-asian="normal" style:font-size-complex="12pt" style:font-weight-complex="normal" style:text-emphasize="none"/>
    </style:style>
    <style:style style:name="T49" style:family="text">
      <style:text-properties fo:font-variant="normal" fo:text-transform="none" fo:color="#212121" style:font-name="Liberation Sans" fo:font-size="28pt" fo:letter-spacing="normal" fo:language="bg" fo:country="BG" fo:font-style="normal" fo:font-weight="bold" officeooo:rsid="000f36d9" style:font-name-asian="Noto Sans CJK SC Regular" style:font-size-asian="28pt" style:font-weight-asian="bold" style:font-name-complex="FreeSans1" style:font-size-complex="28pt" style:font-weight-complex="bold"/>
    </style:style>
    <style:style style:name="T50" style:family="text">
      <style:text-properties fo:font-variant="normal" fo:text-transform="none" fo:color="#222222" style:font-name="sans-serif" fo:font-size="10.5pt" fo:letter-spacing="normal" fo:font-style="normal" fo:font-weight="normal" officeooo:rsid="00252183"/>
    </style:style>
    <style:style style:name="T51" style:family="text">
      <style:text-properties fo:font-variant="normal" fo:text-transform="none" fo:color="#222222" style:font-name="sans-serif" fo:font-size="10.5pt" fo:letter-spacing="normal" fo:font-style="normal" fo:font-weight="normal" officeooo:rsid="00252183" style:font-weight-asian="normal" style:font-weight-complex="normal"/>
    </style:style>
    <style:style style:name="T52" style:family="text">
      <style:text-properties fo:font-variant="normal" fo:text-transform="none" fo:color="#222222" fo:letter-spacing="normal" officeooo:rsid="00252183"/>
    </style:style>
    <style:style style:name="T53" style:family="text">
      <style:text-properties fo:font-variant="normal" fo:text-transform="none" fo:color="#000000" style:font-name="Arial" fo:font-size="10pt" fo:letter-spacing="normal" fo:font-style="normal" fo:font-weight="normal" officeooo:rsid="00252183" style:font-size-asian="10pt" style:font-size-complex="10pt"/>
    </style:style>
    <style:style style:name="T54" style:family="text">
      <style:text-properties fo:font-variant="normal" fo:text-transform="none" fo:color="#000000" style:font-name="Arial" fo:font-size="10pt" fo:letter-spacing="normal" officeooo:rsid="00252183" style:font-size-asian="10pt" style:font-size-complex="10pt"/>
    </style:style>
    <style:style style:name="T55" style:family="text">
      <style:text-properties fo:font-variant="normal" fo:text-transform="none" fo:color="#000000" style:font-name="Arial" fo:font-size="12pt" fo:letter-spacing="normal" fo:font-style="normal" fo:font-weight="normal" officeooo:rsid="00171665" style:font-size-asian="12pt" style:font-size-complex="12pt"/>
    </style:style>
    <style:style style:name="T56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252183" style:text-blinking="false" fo:background-color="#ffffff" loext:char-shading-value="0" style:font-size-asian="10pt" style:font-size-complex="10pt"/>
    </style:style>
    <style:style style:name="T57" style:family="text">
      <style:text-properties fo:font-variant="normal" fo:text-transform="none" fo:color="#000000" fo:font-size="9.75pt" fo:letter-spacing="normal" fo:font-style="normal" fo:font-weight="normal"/>
    </style:style>
    <style:style style:name="T58" style:family="text">
      <style:text-properties fo:font-variant="normal" fo:text-transform="none" fo:color="#000000" fo:font-size="9.75pt" fo:letter-spacing="normal" fo:font-style="normal" fo:font-weight="normal" officeooo:rsid="0027ba49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9b163" style:letter-kerning="true" style:font-size-asian="12pt" style:font-style-asian="normal" style:font-weight-asian="normal" style:font-size-complex="12pt" style:font-weight-complex="normal" style:text-emphasize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9b163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9b163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eef1f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bold" officeooo:rsid="002c08f6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bold" officeooo:rsid="002a5fac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9b163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9b163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71665" style:letter-kerning="true" style:font-size-asian="12pt" style:font-style-asian="normal" style:font-weight-asian="normal" style:font-size-complex="12pt" style:font-weight-complex="normal" style:text-emphasize="none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a5fac" style:letter-kerning="true" style:font-size-asian="12pt" style:font-style-asian="normal" style:font-weight-asian="normal" style:font-size-complex="12pt" style:font-weight-complex="normal" style:text-emphasize="none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c08f6" style:letter-kerning="true" style:font-size-asian="12pt" style:font-style-asian="normal" style:font-weight-asian="normal" style:font-size-complex="12pt" style:font-weight-complex="normal" style:text-emphasize="none"/>
    </style:style>
    <style:style style:name="T70" style:family="text">
      <style:text-properties fo:font-variant="normal" fo:text-transform="none" fo:color="#000000" fo:letter-spacing="normal" fo:font-style="normal" fo:font-weight="bold"/>
    </style:style>
    <style:style style:name="T71" style:family="text">
      <style:text-properties fo:font-variant="normal" fo:text-transform="none" fo:color="#000000" fo:letter-spacing="normal" fo:font-style="normal" fo:font-weight="bold" officeooo:rsid="002c08f6"/>
    </style:style>
    <style:style style:name="T72" style:family="text">
      <style:text-properties fo:font-variant="normal" fo:text-transform="none" fo:color="#29303b" style:font-name="Arial" fo:font-size="11.25pt" fo:letter-spacing="normal" fo:font-style="normal" fo:font-weight="normal" officeooo:rsid="002717b0"/>
    </style:style>
    <style:style style:name="T73" style:family="text">
      <style:text-properties fo:font-variant="normal" fo:text-transform="none" fo:color="#29303b" style:font-name="Open Sans" fo:font-size="11.25pt" fo:letter-spacing="normal" fo:font-style="normal" fo:font-weight="normal" officeooo:rsid="000f36d9" style:font-style-asian="normal" style:font-style-complex="normal"/>
    </style:style>
    <style:style style:name="T74" style:family="text">
      <style:text-properties fo:font-variant="normal" fo:text-transform="none" fo:color="#29303b" style:font-name="Open Sans" fo:font-size="11.25pt" fo:letter-spacing="normal" fo:font-style="italic" fo:font-weight="normal" officeooo:rsid="000f36d9" style:font-style-asian="italic" style:font-style-complex="italic"/>
    </style:style>
    <style:style style:name="T75" style:family="text">
      <style:text-properties fo:font-variant="normal" fo:text-transform="none" style:text-outline="false" style:text-line-through-style="none" style:text-line-through-type="none" style:font-name="Arial" fo:font-size="12pt" fo:letter-spacing="1.5pt" fo:language="bg" fo:country="BG" fo:font-style="normal" fo:text-shadow="none" style:text-underline-style="none" fo:font-weight="normal" officeooo:rsid="000f36d9" style:letter-kerning="true" style:font-size-asian="12pt" style:font-style-asian="normal" style:font-weight-asian="normal" style:font-size-complex="12pt" style:font-weight-complex="normal" style:text-emphasize="none"/>
    </style:style>
    <style:style style:name="T76" style:family="text">
      <style:text-properties fo:font-variant="normal" fo:text-transform="none" style:text-outline="false" style:text-line-through-style="none" style:text-line-through-type="none" style:font-name="Arial" fo:font-size="12pt" fo:letter-spacing="1.5pt" fo:language="bg" fo:country="BG" fo:font-style="normal" fo:text-shadow="none" style:text-underline-style="none" fo:font-weight="normal" officeooo:rsid="0029b163" style:letter-kerning="true" style:font-size-asian="12pt" style:font-style-asian="normal" style:font-weight-asian="normal" style:font-size-complex="12pt" style:font-weight-complex="normal" style:text-emphasize="none"/>
    </style:style>
    <style:style style:name="T77" style:family="text">
      <style:text-properties fo:font-variant="normal" fo:text-transform="none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9b163" style:letter-kerning="true" style:font-size-asian="12pt" style:font-style-asian="normal" style:font-weight-asian="normal" style:font-size-complex="12pt" style:font-weight-complex="normal" style:text-emphasize="none"/>
    </style:style>
    <style:style style:name="T78" style:family="text">
      <style:text-properties fo:font-variant="normal" fo:text-transform="none" fo:font-size="12pt" fo:letter-spacing="normal" fo:language="bg" fo:country="BG" fo:font-style="normal" fo:font-weight="normal" officeooo:rsid="002e5ef8"/>
    </style:style>
    <style:style style:name="T79" style:family="text">
      <style:text-properties fo:font-variant="normal" fo:text-transform="none" fo:font-size="12pt" fo:letter-spacing="normal" fo:language="bg" fo:country="BG" fo:font-style="normal" fo:font-weight="normal" officeooo:rsid="000f36d9"/>
    </style:style>
    <style:style style:name="T80" style:family="text">
      <style:text-properties officeooo:rsid="0014e78c"/>
    </style:style>
    <style:style style:name="T81" style:family="text">
      <style:text-properties style:font-name="inherit" fo:font-size="12pt" fo:language="bg" fo:country="BG" fo:font-style="normal" fo:font-weight="normal"/>
    </style:style>
    <style:style style:name="T82" style:family="text">
      <style:text-properties style:font-name="inherit" fo:font-size="12pt" fo:language="bg" fo:country="BG" fo:font-style="normal" fo:font-weight="normal" officeooo:rsid="001547c8"/>
    </style:style>
    <style:style style:name="T83" style:family="text">
      <style:text-properties style:font-name="inherit" fo:font-size="12pt" fo:language="bg" fo:country="BG" fo:font-style="normal" fo:font-weight="normal" officeooo:rsid="002245ec"/>
    </style:style>
    <style:style style:name="T84" style:family="text">
      <style:text-properties fo:font-size="12pt" fo:language="bg" fo:country="BG" fo:font-style="normal" fo:font-weight="normal"/>
    </style:style>
    <style:style style:name="T85" style:family="text">
      <style:text-properties fo:font-size="12pt" fo:language="bg" fo:country="BG" fo:font-style="normal" fo:font-weight="normal" officeooo:rsid="00171665"/>
    </style:style>
    <style:style style:name="T86" style:family="text">
      <style:text-properties fo:font-size="12pt" fo:language="bg" fo:country="BG" fo:font-style="normal" fo:font-weight="normal" officeooo:rsid="001d321d"/>
    </style:style>
    <style:style style:name="T87" style:family="text">
      <style:text-properties fo:font-size="12pt" fo:language="bg" fo:country="BG" fo:font-style="normal" fo:font-weight="normal" officeooo:rsid="0021d5d5"/>
    </style:style>
    <style:style style:name="T88" style:family="text">
      <style:text-properties fo:font-size="12pt" fo:language="bg" fo:country="BG" fo:font-style="normal" fo:font-weight="normal" officeooo:rsid="002245ec"/>
    </style:style>
    <style:style style:name="T89" style:family="text">
      <style:text-properties fo:font-size="12pt" fo:language="bg" fo:country="BG" fo:font-style="normal" fo:font-weight="normal" officeooo:rsid="0023cf24"/>
    </style:style>
    <style:style style:name="T90" style:family="text">
      <style:text-properties fo:font-size="12pt" fo:language="bg" fo:country="BG" fo:font-style="normal" fo:font-weight="normal" officeooo:rsid="0027ba49"/>
    </style:style>
    <style:style style:name="T91" style:family="text">
      <style:text-properties style:font-name="Arial"/>
    </style:style>
    <style:style style:name="T92" style:family="text">
      <style:text-properties style:font-name="Arial" loext:padding="0pt" loext:border="none"/>
    </style:style>
    <style:style style:name="T93" style:family="text">
      <style:text-properties style:font-name="Arial" officeooo:rsid="0019ebee" loext:padding="0pt" loext:border="none"/>
    </style:style>
    <style:style style:name="T94" style:family="text">
      <style:text-properties style:font-name="Arial" officeooo:rsid="001b7612" loext:padding="0pt" loext:border="none"/>
    </style:style>
    <style:style style:name="T95" style:family="text">
      <style:text-properties style:font-name="Arial" fo:font-size="12pt" fo:language="bg" fo:country="BG" fo:font-style="normal" fo:font-weight="normal"/>
    </style:style>
    <style:style style:name="T96" style:family="text">
      <style:text-properties style:font-name="Arial" fo:font-size="12pt" fo:language="bg" fo:country="BG" fo:font-style="normal" fo:font-weight="normal" officeooo:rsid="0021d5d5"/>
    </style:style>
    <style:style style:name="T97" style:family="text">
      <style:text-properties style:font-name="Arial" officeooo:rsid="0023cf24"/>
    </style:style>
    <style:style style:name="T98" style:family="text">
      <style:text-properties style:font-name="Arial" fo:font-weight="bold" style:font-weight-asian="bold" style:font-weight-complex="bold"/>
    </style:style>
    <style:style style:name="T99" style:family="text">
      <style:text-properties style:font-name="Arial" officeooo:rsid="002717b0"/>
    </style:style>
    <style:style style:name="T100" style:family="text">
      <style:text-properties loext:padding="0pt" loext:border="none"/>
    </style:style>
    <style:style style:name="T101" style:family="text">
      <style:text-properties officeooo:rsid="0019ebee" loext:padding="0pt" loext:border="none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23cf24" style:font-weight-asian="bold" style:font-weight-complex="bold"/>
    </style:style>
    <style:style style:name="T104" style:family="text">
      <style:text-properties officeooo:rsid="001da43d"/>
    </style:style>
    <style:style style:name="T105" style:family="text">
      <style:text-properties officeooo:rsid="0019ebee" style:font-weight-asian="normal" style:font-weight-complex="normal" loext:padding="0pt" loext:border="none"/>
    </style:style>
    <style:style style:name="T106" style:family="text">
      <style:text-properties officeooo:rsid="001da43d" style:font-weight-asian="normal" style:font-weight-complex="normal" loext:padding="0pt" loext:border="none"/>
    </style:style>
    <style:style style:name="T107" style:family="text">
      <style:text-properties officeooo:rsid="001eac20" loext:padding="0pt" loext:border="none"/>
    </style:style>
    <style:style style:name="T108" style:family="text">
      <style:text-properties officeooo:rsid="00216ff5"/>
    </style:style>
    <style:style style:name="T109" style:family="text">
      <style:text-properties officeooo:rsid="0021d5d5"/>
    </style:style>
    <style:style style:name="T110" style:family="text">
      <style:text-properties officeooo:rsid="00252183"/>
    </style:style>
    <style:style style:name="T111" style:family="text">
      <style:text-properties officeooo:rsid="00252183" loext:padding="0pt" loext:border="none"/>
    </style:style>
    <style:style style:name="T112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9b163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c08f6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9b163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a5fac" style:letter-kerning="true" style:font-size-asian="12pt" style:font-style-asian="normal" style:font-weight-asian="normal" style:font-size-complex="12pt" style:font-weight-complex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c08f6" style:letter-kerning="true" style:font-size-asian="12pt" style:font-style-asian="normal" style:font-weight-asian="normal" style:font-size-complex="12pt" style:font-weight-complex="normal" style:text-emphasize="none"/>
    </style:style>
    <style:style style:name="T120" style:family="text">
      <style:text-properties fo:color="#000000" style:text-outline="false" style:text-line-through-style="none" style:text-line-through-type="none" style:font-name="Arial" fo:font-size="12pt" fo:letter-spacing="normal" fo:font-style="italic" fo:text-shadow="none" style:text-underline-style="none" fo:font-weight="normal" style:letter-kerning="true" fo:background-color="transparent" loext:char-shading-value="0" style:font-size-asian="12pt" style:font-style-asian="italic" style:font-weight-asian="normal" style:font-size-complex="12pt" style:font-style-complex="italic" style:font-weight-complex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9b163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Arial" fo:font-size="12pt" fo:letter-spacing="normal" fo:language="bg" fo:country="BG" fo:font-style="normal" fo:text-shadow="none" style:text-underline-style="none" fo:font-weight="normal" officeooo:rsid="002a5fac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123" style:family="text">
      <style:text-properties fo:color="#000000" style:text-outline="false" style:text-line-through-style="none" style:text-line-through-type="none" fo:text-shadow="none" style:text-underline-style="none" officeooo:rsid="002c08f6" style:letter-kerning="true" style:font-size-asian="12pt" style:font-style-asian="normal" style:font-weight-asian="normal" style:font-size-complex="12pt" style:font-weight-complex="normal" style:text-emphasize="none"/>
    </style:style>
    <style:style style:name="T124" style:family="text">
      <style:text-properties fo:color="#000000" style:text-outline="false" style:text-line-through-style="none" style:text-line-through-type="none" fo:text-shadow="none" style:text-underline-style="none" officeooo:rsid="000f36d9" style:letter-kerning="true" style:font-size-asian="12pt" style:font-style-asian="normal" style:font-weight-asian="normal" style:font-size-complex="12pt" style:font-weight-complex="normal" style:text-emphasize="none"/>
    </style:style>
    <style:style style:name="T125" style:family="text">
      <style:text-properties fo:color="#000000" style:text-outline="false" style:text-line-through-style="none" style:text-line-through-type="none" fo:text-shadow="none" style:text-underline-style="none" officeooo:rsid="002d182a" style:letter-kerning="true" style:font-size-asian="12pt" style:font-style-asian="normal" style:font-weight-asian="normal" style:font-size-complex="12pt" style:font-weight-complex="normal" style:text-emphasize="none"/>
    </style:style>
    <style:style style:name="T126" style:family="text">
      <style:text-properties officeooo:rsid="002717b0"/>
    </style:style>
    <style:style style:name="T127" style:family="text">
      <style:text-properties officeooo:rsid="002717b0" loext:padding="0pt" loext:border="none"/>
    </style:style>
    <style:style style:name="T128" style:family="text">
      <style:text-properties officeooo:rsid="0027ba49"/>
    </style:style>
    <style:style style:name="T129" style:family="text">
      <style:text-properties officeooo:rsid="0029b163"/>
    </style:style>
    <style:style style:name="T130" style:family="text">
      <style:text-properties style:text-outline="false" style:text-line-through-style="none" style:text-line-through-type="none" style:font-name="Calibri" fo:font-size="20pt" fo:letter-spacing="1.5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131" style:family="text">
      <style:text-properties style:text-outline="false" style:text-line-through-style="none" style:text-line-through-type="none" style:font-name="Calibri" fo:font-size="20pt" fo:letter-spacing="1.5pt" fo:font-style="normal" fo:text-shadow="none" style:text-underline-style="none" fo:font-weight="bold" officeooo:rsid="000f36d9" style:letter-kerning="true" style:font-size-asian="20pt" style:font-style-asian="normal" style:font-weight-asian="bold" style:text-emphasize="none"/>
    </style:style>
    <style:style style:name="T132" style:family="text">
      <style:text-properties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133" style:family="text">
      <style:text-properties style:text-outline="false" style:text-line-through-style="none" style:text-line-through-type="none" fo:text-shadow="none" style:text-underline-style="none" officeooo:rsid="000f36d9" style:letter-kerning="true" style:font-size-asian="12pt" style:font-style-asian="normal" style:font-weight-asian="normal" style:font-size-complex="12pt" style:font-weight-complex="normal" style:text-emphasize="none"/>
    </style:style>
    <style:style style:name="T134" style:family="text">
      <style:text-properties style:text-outline="false" style:text-line-through-style="none" style:text-line-through-type="none" fo:text-shadow="none" style:text-underline-style="none" officeooo:rsid="0029b163" style:letter-kerning="true" style:font-size-asian="12pt" style:font-style-asian="normal" style:font-weight-asian="normal" style:font-size-complex="12pt" style:font-weight-complex="normal" style:text-emphasize="none"/>
    </style:style>
    <style:style style:name="T135" style:family="text">
      <style:text-properties style:text-outline="false" style:text-line-through-style="none" style:text-line-through-type="none" fo:text-shadow="none" style:text-underline-style="none" officeooo:rsid="002c08f6" style:letter-kerning="true" style:font-size-asian="12pt" style:font-style-asian="normal" style:font-weight-asian="normal" style:font-size-complex="12pt" style:font-weight-complex="normal" style:text-emphasize="none"/>
    </style:style>
    <style:style style:name="T136" style:family="text">
      <style:text-properties style:text-outline="false" style:text-line-through-style="none" style:text-line-through-type="none" fo:text-shadow="none" style:text-underline-style="none" officeooo:rsid="002d182a" style:letter-kerning="true" style:font-size-asian="12pt" style:font-style-asian="normal" style:font-weight-asian="normal" style:font-size-complex="12pt" style:font-weight-complex="normal" style:text-emphasize="none"/>
    </style:style>
    <style:style style:name="T137" style:family="text">
      <style:text-properties style:text-outline="false" style:text-line-through-style="none" style:text-line-through-type="none" fo:text-shadow="none" style:text-underline-style="none" officeooo:rsid="0029b163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38" style:family="text">
      <style:text-properties style:text-outline="false" style:text-line-through-style="none" style:text-line-through-type="none" fo:text-shadow="none" style:text-underline-style="none" officeooo:rsid="002d182a" style:letter-kerning="true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39" style:family="text">
      <style:text-properties style:text-outline="false" style:text-line-through-style="none" style:text-line-through-type="none" fo:text-shadow="none" style:text-underline-style="none" officeooo:rsid="0029b163" style:letter-kerning="true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140" style:family="text">
      <style:text-properties style:text-outline="false" style:text-line-through-style="none" style:text-line-through-type="none" fo:letter-spacing="1.5pt" fo:text-shadow="none" style:text-underline-style="none" officeooo:rsid="0029b163" style:letter-kerning="true" style:font-size-asian="12pt" style:font-style-asian="normal" style:font-weight-asian="normal" style:font-size-complex="12pt" style:font-weight-complex="normal" style:text-emphasize="none"/>
    </style:style>
    <style:style style:name="T141" style:family="text">
      <style:text-properties officeooo:rsid="000f36d9" style:font-size-asian="12pt" style:font-weight-asian="normal" style:font-size-complex="12pt" style:font-weight-complex="normal"/>
    </style:style>
    <style:style style:name="T142" style:family="text">
      <style:text-properties officeooo:rsid="002c08f6" style:font-size-asian="12pt" style:font-weight-asian="normal" style:font-size-complex="12pt" style:font-weight-complex="normal"/>
    </style:style>
    <style:style style:name="T143" style:family="text">
      <style:text-properties officeooo:rsid="002d182a" style:font-size-asian="12pt" style:font-weight-asian="normal" style:font-size-complex="12pt" style:font-weight-complex="normal"/>
    </style:style>
    <style:style style:name="T144" style:family="text">
      <style:text-properties officeooo:rsid="002d182a"/>
    </style:style>
    <style:style style:name="T145" style:family="text">
      <style:text-properties officeooo:rsid="002e5ef8"/>
    </style:style>
    <style:style style:name="T146" style:family="text">
      <style:text-properties officeooo:rsid="002eef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00381531" text:style-name="L1">
        <text:list-header>
          <text:p text:style-name="P88">Въведение в софтуерното тестване <text:span text:style-name="T108">и </text:span>осигуряване на качеството</text:p>
        </text:list-header>
        <text:list-item>
          <text:p text:style-name="P49"><text:span text:style-name="T2">Научете концепцията за QA SW и решете дали кариерата </text:span><text:span text:style-name="T4">н</text:span><text:span text:style-name="T2">а </text:span><text:span text:style-name="T4">тестер</text:span><text:span text:style-name="T2"> е подходяща за вас. </text:span><text:span text:style-name="T5">T</text:span><text:span text:style-name="T2">ози курс предоставя общ преглед на практиките, инструментите и техниките за определяне и оценка на качеството на софтуера по време на разработването, поддръжката и внедряването. Курсът ще обсъди как тестовете могат да се извлекат от изискванията и спецификациите, дизайнерските артефакти или изходния код и да се въведат подходящи инструменти за тестване, които ще бъдат използвани в редица специални упражнения.</text:span></text:p>
          <text:list>
            <text:list-item>
              <text:list>
                <text:list-item>
                  <text:h text:style-name="P82" text:outline-level="3"><text:bookmark text:name="tw-target-text14"/>Какво ще науча?</text:h>
                </text:list-item>
              </text:list>
            </text:list-item>
          </text:list>
        </text:list-item>
        <text:list-item>
          <text:p text:style-name="P50"><text:span text:style-name="T91">Основни </text:span><text:span text:style-name="T98">понятия</text:span><text:span text:style-name="T91">, тестване през целия жизнен цикъл на софтуера.</text:span></text:p>
        </text:list-item>
        <text:list-item>
          <text:p text:style-name="P51"><text:span text:style-name="T102">Техники</text:span> за тестване.</text:p>
        </text:list-item>
        <text:list-item>
          <text:p text:style-name="P51"><text:span text:style-name="T102">Управление</text:span> на тестовете.</text:p>
        </text:list-item>
        <text:list-item>
          <text:p text:style-name="P51"><text:span text:style-name="T103">И</text:span><text:span text:style-name="T102">нструменти</text:span> за тестване.</text:p>
        </text:list-item>
        <text:list-item>
          <text:p text:style-name="P51"><text:span text:style-name="T111">И</text:span><text:span text:style-name="T100">звл</text:span><text:span text:style-name="T111">ичане</text:span><text:span text:style-name="T100"> </text:span><text:span text:style-name="T111">на тестовете </text:span><text:span text:style-name="T100">от изискванията и спецификациите, дизайнерските артефакти или изходния код</text:span><text:span text:style-name="T111">.</text:span></text:p>
        </text:list-item>
        <text:list-item>
          <text:p text:style-name="P51"><text:span text:style-name="T109">И</text:span>збира<text:span text:style-name="T109">не на</text:span> подходяща стратегия за тестване, разработ<text:span text:style-name="T109">ване на</text:span> подходящи тестови случаи и формулира<text:span text:style-name="T109">не</text:span> хипотези за коректност.</text:p>
        </text:list-item>
        <text:list-item>
          <text:p text:style-name="P51"><text:span text:style-name="T84">Ефективно участ</text:span><text:span text:style-name="T87">ие</text:span><text:span text:style-name="T84"> в прегледите на малки и средни проекти.</text:span></text:p>
        </text:list-item>
        <text:list-item>
          <text:p text:style-name="P51"><text:span text:style-name="T88">Раз</text:span><text:span text:style-name="T84">познава</text:span><text:span text:style-name="T88">н</text:span><text:span text:style-name="T84">е различни видове инструменти за тестване и тяхната употреба</text:span><text:span text:style-name="T83">.</text:span></text:p>
        </text:list-item>
        <text:list-item>
          <text:p text:style-name="P59"><text:span text:style-name="T89">О</text:span><text:span text:style-name="T88">бщ език за ефективна комуникация с други тестери и заинтересовани страни по проекта.</text:span></text:p>
          <text:list>
            <text:list-item>
              <text:list>
                <text:list-item>
                  <text:h text:style-name="P83" text:outline-level="3">Изисквания</text:h>
                </text:list-item>
              </text:list>
            </text:list-item>
          </text:list>
        </text:list-item>
        <text:list-item>
          <text:p text:style-name="P55">Интерес към нова професионална кариера.</text:p>
          <text:list>
            <text:list-item>
              <text:list>
                <text:list-item>
                  <text:h text:style-name="P83" text:outline-level="3"><text:bookmark text:name="tw-target-text17"/>Описание на курса</text:h>
                </text:list-item>
              </text:list>
            </text:list-item>
          </text:list>
        </text:list-item>
      </text:list>
      <text:p text:style-name="P17"><text:span text:style-name="T91">• </text:span><text:span text:style-name="T97">К</text:span><text:span text:style-name="T95">онцепции за тестване, подходи и принципи за подпомагане на целите на тест</text:span><text:span text:style-name="T96">ването</text:span><text:span text:style-name="T95">.</text:span></text:p>
      <text:p text:style-name="P18">• <text:span text:style-name="T84">Създаване и приоритизиране на тестове чрез използване на установени техники; анализира</text:span><text:span text:style-name="T87">не</text:span><text:span text:style-name="T84"> функционалните и нефункционалните спецификации (като производителност и използваемост) на всички нива на тестване за системи с ниска до средна степен на сложност.</text:span></text:p>
      <text:p text:style-name="P17"><text:span text:style-name="T91">• </text:span><text:span text:style-name="T95">Из</text:span><text:span text:style-name="T96">пълнение на</text:span><text:span text:style-name="T95"> тестове в съответствие с одобрените планове за тестване и анализира</text:span><text:span text:style-name="T96">н</text:span><text:span text:style-name="T95">е и докладва</text:span><text:span text:style-name="T96">н</text:span><text:span text:style-name="T95">е за резултатите от тестовете.</text:span></text:p>
      <text:p text:style-name="P17"><text:bookmark text:name="tw-target-text"/><text:span text:style-name="T91">• </text:span><text:span text:style-name="T96">Я</text:span><text:span text:style-name="T95">сни и разбираеми доклади за инцидентите.</text:span></text:p>
      <text:list xml:id="list22618915280446" text:continue-numbering="true" text:style-name="L1">
        <text:list-item>
          <text:h text:style-name="P60" text:outline-level="1"><text:soft-page-break/>Backend API тестване с Python</text:h>
        </text:list-item>
      </text:list>
      <text:p text:style-name="P25">Научете как да използвате Python за писане на автоматизирани тестове <text:span text:style-name="T80">н</text:span>а <text:span text:style-name="T80">b</text:span>ack-end / API, използвайки действителни API-<text:span text:style-name="T80">та</text:span>.</text:p>
      <text:h text:style-name="Heading_20_3" text:outline-level="3"><text:bookmark text:name="tw-target-text1"/>Какво ще науча?</text:h>
      <text:list xml:id="list3130777125" text:style-name="L2">
        <text:list-item>
          <text:p text:style-name="P64"><text:span text:style-name="T3">Ка</text:span><text:span text:style-name="T2">кво е тестването на API / REST-API</text:span></text:p>
        </text:list-item>
        <text:list-item>
          <text:p text:style-name="P65"><text:span text:style-name="T81">Да пиш</text:span><text:span text:style-name="T82">а</text:span><text:span text:style-name="T81"> автоматизирани тестове на API, използващи Python</text:span></text:p>
        </text:list-item>
        <text:list-item>
          <text:p text:style-name="P65"><text:span text:style-name="T82">Ра</text:span><text:span text:style-name="T81">злични трикове и методи, използва</text:span><text:span text:style-name="T82">ни</text:span><text:span text:style-name="T81"> при тестване</text:span></text:p>
        </text:list-item>
        <text:list-item>
          <text:p text:style-name="P65"><text:span text:style-name="T82">К</text:span><text:span text:style-name="T81">ак се използва инструмент за </text:span><text:span text:style-name="T82">изпълнение на </text:span><text:span text:style-name="T81">тестов</text:span><text:span text:style-name="T82">е</text:span></text:p>
        </text:list-item>
      </text:list>
      <text:p text:style-name="P4">Изисквания - <text:span text:style-name="T28">им</text:span><text:span text:style-name="T27">ате </text:span><text:span text:style-name="T21">основни познания по</text:span><text:span text:style-name="T22">:</text:span></text:p>
      <text:list xml:id="list1161448467" text:style-name="L3">
        <text:list-item>
          <text:p text:style-name="P30">програмния език Python</text:p>
        </text:list-item>
        <text:list-item>
          <text:p text:style-name="P30">софтуерното тестване</text:p>
        </text:list-item>
        <text:list-item>
          <text:p text:style-name="P31">контрол на версиите – git / mercurial</text:p>
        </text:list-item>
        <text:list-item>
          <text:p text:style-name="P36"><text:span text:style-name="T21">администраторски акаунт на операционн</text:span><text:span text:style-name="T24">a</text:span><text:span text:style-name="T21">т</text:span><text:span text:style-name="T24">a</text:span><text:span text:style-name="T21"> система – Ubuntu/ Mac/ Windows</text:span></text:p>
        </text:list-item>
      </text:list>
      <text:p text:style-name="Heading"><text:bookmark text:name="tw-target-text2"/>Описание на курса</text:p>
      <text:p text:style-name="P24"><text:span text:style-name="T29">Научете как да използвате Python, за да тествате уеб-услугите или приложните програмни интерфейси. Използваме The Star Wars API за да </text:span><text:span text:style-name="T30">упражня</text:span><text:span text:style-name="T29">ваме тестване.</text:span></text:p>
      <text:p text:style-name="P22"><text:span text:style-name="T29">Ако </text:span><text:span text:style-name="T30">влиз</text:span><text:span text:style-name="T29">ате в света на QA или искате да напреднете в кариерата си, умението за тестване на API ще ускори успеха </text:span><text:span text:style-name="T30">В</text:span><text:span text:style-name="T29">и. Python е един от най-популярните езици за тестване на софтуер и знанието как да го използвате за тестване на API / Back-end ще разшири възможностите </text:span><text:span text:style-name="T30">В</text:span><text:span text:style-name="T29">и.</text:span></text:p>
      <text:p text:style-name="P23"><text:span text:style-name="T30">Това е важно</text:span><text:span text:style-name="T29"> допълнение към вашето резюме. След завършване на този курс ще можете да преминете през интервю ка</text:span><text:span text:style-name="T30">т</text:span><text:span text:style-name="T29">о имате опит за тестване на API. Също така ще </text:span><text:span text:style-name="T31">познавате</text:span><text:span text:style-name="T29"> приложни програмни интерфейси за тестване.</text:span></text:p>
      <text:p text:style-name="P5"><text:bookmark text:name="tw-target-text3"/>Какво ще получа от този курс?</text:p>
      <text:list xml:id="list1638149068" text:style-name="L4">
        <text:list-item>
          <text:p text:style-name="P74"><text:span text:style-name="T31">2</text:span><text:span text:style-name="T29"> лекции (непрекъснато добавяне на още примери).</text:span></text:p>
        </text:list-item>
        <text:list-item>
          <text:p text:style-name="P69">Изобилие от приложни програмни интерфейси (крайни точки), с които да практикувате извън този клас.</text:p>
        </text:list-item>
        <text:list-item>
          <text:p text:style-name="P66"><text:span text:style-name="T84">Достатъчен материал и примери, за да можете да създадете проект и да поддържате GitHub</text:span><text:span text:style-name="T85">/Bitbucket</text:span><text:span text:style-name="T84"> репо</text:span><text:span text:style-name="T85">зитори.</text:span></text:p>
        </text:list-item>
        <text:list-item>
          <text:p text:style-name="P67"><text:span text:style-name="T84">Инструменти в индустрията, които да добавите към автобиографията си</text:span><text:span text:style-name="T85">:</text:span></text:p>
        </text:list-item>
      </text:list>
      <text:list xml:id="list2546440323" text:style-name="L5">
        <text:list-item>
          <text:list>
            <text:list-item>
              <text:p text:style-name="P70">MySQL Workbench</text:p>
            </text:list-item>
            <text:list-item>
              <text:p text:style-name="P71">MongoDB</text:p>
            </text:list-item>
            <text:list-item>
              <text:p text:style-name="P71">Jmeter</text:p>
            </text:list-item>
          </text:list>
        </text:list-item>
      </text:list>
      <text:p text:style-name="P35"/>
      <text:list xml:id="list22619305794107" text:continue-list="list22618915280446" text:style-name="L1">
        <text:list-header>
          <text:p text:style-name="P87">Jenkins <text:bookmark text:name="tw-target-text5"/>- <text:span text:style-name="T10">проект за непрекъсната интеграция</text:span></text:p>
        </text:list-header>
      </text:list>
      <text:p text:style-name="Subtitle">Научете как да <text:span text:style-name="T12">автоматизирате част от процеса на разработка на софтуер, осигурявайки функциите на непрекъсната интеграция.</text:span></text:p>
      <text:h text:style-name="P84" text:outline-level="3">Какво ще науча?</text:h>
      <text:list xml:id="list22618305149038" text:continue-numbering="true" text:style-name="L1">
        <text:list-item>
          <text:p text:style-name="P76"><text:span text:style-name="T14">И</text:span><text:span text:style-name="T15">зграждане, внедряване и автоматизация на проект </text:span><text:span text:style-name="T14">с Jenkins</text:span><text:span text:style-name="T15">.</text:span></text:p>
        </text:list-item>
        <text:list-item>
          <text:p text:style-name="P76"><text:span text:style-name="T15">Continuous Integration </text:span><text:span text:style-name="T14">&amp; </text:span><text:span text:style-name="T15">Continuous Delivery</text:span></text:p>
        </text:list-item>
        <text:list-item>
          <text:p text:style-name="P76"><text:span text:style-name="T101">I</text:span><text:span text:style-name="T100">nstallation </text:span><text:span text:style-name="T101">on</text:span><text:span text:style-name="T100"> Windows, Mac OS X, Unix-like </text:span><text:span text:style-name="T101">операционни системи</text:span></text:p>
        </text:list-item>
        <text:list-item>
          <text:p text:style-name="P76"><text:span text:style-name="T101">С</text:span><text:span text:style-name="T100">onfiguration</text:span></text:p>
        </text:list-item>
        <text:list-item>
          <text:p text:style-name="P77">Plugins</text:p>
        </text:list-item>
      </text:list>
      <text:p text:style-name="P10"><text:span text:style-name="T102">Изисквания</text:span> - <text:span text:style-name="T28">им</text:span><text:span text:style-name="T27">ате </text:span><text:span text:style-name="T21">основни познания по</text:span><text:span text:style-name="T22">:</text:span></text:p>
      <text:list xml:id="list22618955766237" text:continue-list="list1161448467" text:style-name="L3">
        <text:list-item>
          <text:p text:style-name="P28"><text:span text:style-name="T21">програм</text:span><text:span text:style-name="T24">e</text:span><text:span text:style-name="T21">н език</text:span></text:p>
        </text:list-item>
        <text:list-item>
          <text:p text:style-name="P32">контрол на версиите – git / mercurial</text:p>
        </text:list-item>
        <text:list-item>
          <text:p text:style-name="P37"><text:span text:style-name="T21">администраторски акаунт на операционн</text:span><text:span text:style-name="T24">a</text:span><text:span text:style-name="T21">т</text:span><text:span text:style-name="T24">a</text:span><text:span text:style-name="T21"> система – Ubuntu/ Mac/ Windows</text:span></text:p>
        </text:list-item>
      </text:list>
      <text:p text:style-name="P6"><text:bookmark text:name="tw-target-text21"/>Описание на курса</text:p>
      <text:p text:style-name="P16"><text:span text:style-name="T38">И</text:span><text:span text:style-name="T39">зползва</text:span><text:span text:style-name="T38">н</text:span><text:span text:style-name="T39">е</text:span><text:span text:style-name="T40"> на</text:span><text:span text:style-name="T39"> </text:span><text:span text:style-name="T37">Jenkins</text:span><text:span text:style-name="T92"> </text:span><text:span text:style-name="T93">с </text:span><text:span text:style-name="T92">plugins </text:span><text:span text:style-name="T93">от</text:span><text:span text:style-name="T92"> Update Center. </text:span><text:span text:style-name="T93">С </text:span><text:span text:style-name="T92">Jenkins </text:span><text:span text:style-name="T93">ще</text:span><text:span text:style-name="T92"> </text:span><text:span text:style-name="T93">интегрираме Ваш</text:span><text:span text:style-name="T92"> tool/ </text:span><text:span text:style-name="T93">код</text:span><text:span text:style-name="T92"> </text:span><text:span text:style-name="T93">в</text:span><text:span text:style-name="T92"> continuous integration </text:span><text:span text:style-name="T93">&amp; </text:span><text:span text:style-name="T92">continuous delivery </text:span><text:span text:style-name="T93">веригата. Ще генерираме HTML репорт и ще запишем артефакти. </text:span><text:span text:style-name="T94">Ще проектираме изпълнение на задачи по график и параметризирани билдове. Ще свържем Вашия </text:span><text:span text:style-name="T23">контрол на версиите </text:span><text:span text:style-name="T25">с Jenkins.</text:span></text:p>
      <text:p text:style-name="P7">Какво ще получа от този курс?</text:p>
      <text:list xml:id="list22619560712038" text:continue-list="list1638149068" text:style-name="L4">
        <text:list-item>
          <text:p text:style-name="P75"><text:span text:style-name="T31">2</text:span><text:span text:style-name="T29"> лекции (непрекъснато добавяне на още примери).</text:span></text:p>
        </text:list-item>
        <text:list-item>
          <text:p text:style-name="P72">Pipelines</text:p>
        </text:list-item>
        <text:list-item>
          <text:p text:style-name="P68"><text:span text:style-name="T84">Достатъчен материал и примери, за да можете да създадете </text:span><text:span text:style-name="T86">билд свързан с</text:span><text:span text:style-name="T84"> GitHub</text:span><text:span text:style-name="T85">/Bitbucket</text:span><text:span text:style-name="T84"> репо</text:span><text:span text:style-name="T85">зитори.</text:span></text:p>
        </text:list-item>
      </text:list>
      <text:list xml:id="list22619160426661" text:continue-list="list22618305149038" text:style-name="L1">
        <text:list-header>
          <text:p text:style-name="P87">Appium, Selenium Grids</text:p>
        </text:list-header>
        <text:list-item>
          <text:p text:style-name="P62"><text:bookmark text:name="tw-target-text7"/>Мобилните приложенията за Android и IOS обикновено се изпълняват на устройства с различни модели и различни платформи. <text:span text:style-name="T104">Нужно е а</text:span>втоматизирано тестване за тези приложения. <text:span text:style-name="T104">с</text:span> автоматизирани скриптове. Едно от решенията за това е от Appium, добре известен автоматизиран тестов инструмент за мобилн<text:span text:style-name="T104">и</text:span> приложени<text:span text:style-name="T104">я.</text:span></text:p>
        </text:list-item>
      </text:list>
      <text:h text:style-name="P85" text:outline-level="3">Какво ще науча?</text:h>
      <text:list xml:id="list22618860075362" text:continue-numbering="true" text:style-name="L1">
        <text:list-item>
          <text:p text:style-name="P79"><text:bookmark text:name="tw-target-text9"/><text:span text:style-name="T105">Ще получите пълна информация за последната версия на </text:span><text:span text:style-name="T106">Selenium</text:span><text:span text:style-name="T105">, където ще бъдете в състояние да автоматизирате всяко мобилно / уеб приложение</text:span></text:p>
        </text:list-item>
        <text:list-item>
          <text:p text:style-name="P79">Ще знаете стандарти<text:span text:style-name="T104">те за програмиране</text:span> </text:p>
        </text:list-item>
        <text:list-item>
          <text:p text:style-name="P78"><text:span text:style-name="T16">Щ</text:span><text:span text:style-name="T17">е можете да напишете Mobile Automation framework от нулата</text:span></text:p>
        </text:list-item>
        <text:list-item>
          <text:p text:style-name="P78"><text:bookmark text:name="tw-target-text10"/><text:span text:style-name="T15">Ще можете да създавате </text:span><text:span text:style-name="T18">HTML / XML отчети.</text:span></text:p>
        </text:list-item>
        <text:list-item>
          <text:p text:style-name="P80"><text:bookmark text:name="tw-target-text11"/>"Последно, но не на последно място" можете да преминете интервю и да започнете целия проект за автоматизация на Appium от етапа на проектиране</text:p>
        </text:list-item>
      </text:list>
      <text:h text:style-name="Heading_20_3" text:outline-level="3">Изисквания - <text:span text:style-name="T13">им</text:span><text:span text:style-name="T11">ате </text:span><text:span text:style-name="T19">основни познания по</text:span><text:span text:style-name="T20">:</text:span></text:h>
      <text:list xml:id="list22618681999948" text:continue-list="list22618955766237" text:style-name="L3">
        <text:list-item>
          <text:p text:style-name="P29"><text:span text:style-name="T21">програм</text:span><text:span text:style-name="T24">e</text:span><text:span text:style-name="T21">н език</text:span></text:p>
        </text:list-item>
        <text:list-item>
          <text:p text:style-name="P33">контрол на версиите – git / mercurial</text:p>
        </text:list-item>
        <text:list-item>
          <text:p text:style-name="P38"><text:span text:style-name="T21">администраторски акаунт на операционн</text:span><text:span text:style-name="T24">a</text:span><text:span text:style-name="T21">т</text:span><text:span text:style-name="T24">a</text:span><text:span text:style-name="T21"> система – Ubuntu/ Mac/ Windows</text:span></text:p>
        </text:list-item>
        <text:list-item>
          <text:p text:style-name="P56"><text:span text:style-name="T26">софтуер за виртуални машини – например </text:span><text:span text:style-name="T55">VirtualBox</text:span></text:p>
        </text:list-item>
      </text:list>
      <text:h text:style-name="Heading_20_3" text:outline-level="3"><text:bookmark text:name="tw-target-text12"/><text:bookmark text:name="tw-target-text211"/>Описание на курса</text:h>
      <text:p text:style-name="P2">Appium &amp; Selenium тестове на мобилно приложение. Изграждане на Selenium grid c Virtual Machine и свързване с Jenkins CI. <text:span text:style-name="T126">Тестване в различни браузъри и версии и на 3 операционни системи.</text:span></text:p>
      <text:h text:style-name="Heading_20_3" text:outline-level="3">Какво ще получа от този курс?</text:h>
      <text:p text:style-name="P3"><text:span text:style-name="T107">4</text:span><text:span text:style-name="T100"> лекции (непрекъснато добавяне на още примери). Всички настройки за инсталиране на Appium </text:span><text:span text:style-name="T107">&amp; Selenium</text:span><text:span text:style-name="T100">, се полагат като част от курса. </text:span><text:span text:style-name="T127">Умения за тестване на разични версии на Edge/ IE представени от Мicrosoft.</text:span></text:p>
      <text:p text:style-name="P81"/>
      <text:list xml:id="list22618958863389" text:continue-list="list22618860075362" text:style-name="L1">
        <text:list-header>
          <text:p text:style-name="P87">Kali linux <text:span text:style-name="T110">за тестери</text:span></text:p>
        </text:list-header>
        <text:list-item>
          <text:p text:style-name="P61"><text:bookmark text:name="tw-target-text22"/><text:span text:style-name="T6">Целта на този курс е да ви помогне да научите основи</text:span><text:span text:style-name="T9">те</text:span><text:span text:style-name="T6"> на хакерството и да ви запозна</text:span><text:span text:style-name="T9">е</text:span><text:span text:style-name="T6"> </text:span><text:span text:style-name="T9">как</text:span><text:span text:style-name="T6"> да станете етичен хакер. Този курс е насочен към </text:span><text:span text:style-name="T7">тестери</text:span><text:span text:style-name="T6">, които имат малък или никакъв опит в тестването на хакер</text:span><text:span text:style-name="T8">ско</text:span><text:span text:style-name="T6"> проникване. </text:span><text:bookmark text:name="tw-target-text23"/><text:span text:style-name="T6">Този курс съдържа и PDF файлове за всяка една от лекциите, за да ви помогне да продължите.</text:span><text:bookmark text:name="tw-target-text24"/><text:span text:style-name="T6"> Също така софтуерът, който ще ви е необходим за този курс, е безплатен.</text:span></text:p>
        </text:list-item>
      </text:list>
      <text:h text:style-name="Heading_20_3" text:outline-level="3">Какво ще науча?</text:h>
      <text:p text:style-name="P14"><text:bookmark text:name="tw-target-text20"/>Научете основните понятия за етичното хакване с Kali Linux.</text:p>
      <text:p text:style-name="P14"><text:span text:style-name="T128">И</text:span>зползва<text:span text:style-name="T128">н</text:span>е <text:span text:style-name="T128">на </text:span>:</text:p>
      <text:list xml:id="list3628621665" text:style-name="L6">
        <text:list-item>
          <text:p text:style-name="P73">NMAP</text:p>
        </text:list-item>
        <text:list-item>
          <text:p text:style-name="P90">load <text:span text:style-name="T126">тестване с LocustIO, Jmeter</text:span>,</text:p>
        </text:list-item>
        <text:list-item>
          <text:p text:style-name="P91">penetration, tools</text:p>
        </text:list-item>
      </text:list>
      <text:list xml:id="list22618180942218" text:continue-list="list22618958863389" text:style-name="L1">
        <text:list-item>
          <text:p text:style-name="P39"><text:span text:style-name="T51">OWASP ZAP</text:span><text:span text:style-name="T52"> </text:span><text:span text:style-name="T50">(Zed Attack Proxy)</text:span><text:span text:style-name="T53"> </text:span><text:a xlink:type="simple" xlink:href="https://en.wikipedia.org/wiki/Open-source" text:style-name="Internet_20_link" text:visited-style-name="Visited_20_Internet_20_Link"><text:span text:style-name="T56">open-source</text:span></text:a><text:span text:style-name="T54"> </text:span><text:a xlink:type="simple" xlink:href="https://en.wikipedia.org/wiki/Web_application_security_scanner" text:style-name="Internet_20_link" text:visited-style-name="Visited_20_Internet_20_Link">web application security scanne</text:a><text:span text:style-name="T56">r</text:span></text:p>
        </text:list-item>
      </text:list>
      <text:p text:style-name="P5">Изисквания</text:p>
      <text:p text:style-name="Text_20_body"><text:bookmark text:name="tw-target-text19"/><text:span text:style-name="T91">Основн</text:span><text:span text:style-name="T99">о</text:span><text:span text:style-name="T91"> разбиране за мреж</text:span><text:span text:style-name="T99">ите</text:span><text:span text:style-name="T91"> </text:span><text:span text:style-name="T72">/</text:span><text:span text:style-name="T74">Basic Network Understanding (IP addresses, PING)</text:span><text:span text:style-name="T73">/</text:span></text:p>
      <text:p text:style-name="P12"><text:span text:style-name="T126">Компютър със софтуер за виртуални машини (</text:span><text:span text:style-name="T57">VirtualBox</text:span><text:span text:style-name="T58">)</text:span><text:span text:style-name="T126"> и администраторски права.</text:span></text:p>
      <text:p text:style-name="P5">Описание на курса</text:p>
      <text:p text:style-name="P13"><text:span text:style-name="T129">6ч лекции и практика. К</text:span><text:span text:style-name="T84">онцепции за тестване. </text:span><text:span text:style-name="T90">Генериране и разбиране на отчети за сигурността. Иструменти за:</text:span></text:p>
      <text:list xml:id="list3380448254" text:style-name="L7">
        <text:list-item>
          <text:list>
            <text:list-item>
              <text:p text:style-name="P52">Cross-site scripting</text:p>
            </text:list-item>
            <text:list-item>
              <text:p text:style-name="P53">SQL injection</text:p>
            </text:list-item>
            <text:list-item>
              <text:p text:style-name="P53">Path disclosure</text:p>
            </text:list-item>
            <text:list-item>
              <text:p text:style-name="P53">Denial-of-service attack</text:p>
            </text:list-item>
            <text:list-item>
              <text:p text:style-name="P53">Arbitrary code execution</text:p>
            </text:list-item>
            <text:list-item>
              <text:p text:style-name="P53">Memory corruption</text:p>
            </text:list-item>
            <text:list-item>
              <text:p text:style-name="P53">Cross-site request forgery</text:p>
            </text:list-item>
            <text:list-item>
              <text:p text:style-name="P53">Data breach (information disclosure)</text:p>
            </text:list-item>
            <text:list-item>
              <text:p text:style-name="P53">Arbitrary file inclusion</text:p>
            </text:list-item>
            <text:list-item>
              <text:p text:style-name="P53">Local file inclusion</text:p>
            </text:list-item>
            <text:list-item>
              <text:p text:style-name="P53">Remote file inclusion</text:p>
            </text:list-item>
            <text:list-item>
              <text:p text:style-name="P53">Buffer overflow</text:p>
            </text:list-item>
            <text:list-item>
              <text:p text:style-name="P53">code injection (JavaScript)</text:p>
            </text:list-item>
          </text:list>
        </text:list-item>
      </text:list>
      <text:p text:style-name="P27"><text:span text:style-name="T131">Локализация и интернационализация – </text:span><text:span text:style-name="T130">предизвикателствата към QA</text:span></text:p>
      <text:list xml:id="list22618102953941" text:continue-list="list22618180942218" text:style-name="L1">
        <text:list-header>
          <text:p text:style-name="P40"><text:span text:style-name="T45">Целта на този курс е да </text:span><text:span text:style-name="T46">В</text:span><text:span text:style-name="T45">и </text:span><text:span text:style-name="T46">запознае с</text:span><text:span text:style-name="T45"> </text:span><text:span text:style-name="T46">проблемите</text:span><text:span text:style-name="T45"> на </text:span><text:span text:style-name="T46">л</text:span><text:span text:style-name="T75">окализация</text:span><text:span text:style-name="T76">та</text:span><text:span text:style-name="T75"> и интернационализация</text:span><text:span text:style-name="T76">та и да предостави </text:span><text:span text:style-name="T77">примерен г</text:span><text:span text:style-name="T132">енератор на синтетични тестове</text:span></text:p>
        </text:list-header>
      </text:list>
      <text:p text:style-name="Heading"><text:span text:style-name="T102">Изисквания</text:span> - <text:span text:style-name="T33">им</text:span><text:span text:style-name="T32">ате </text:span><text:span text:style-name="T34">основни познания по</text:span><text:span text:style-name="T35">:</text:span></text:p>
      <text:list xml:id="list22618995978051" text:continue-numbering="true" text:style-name="L1">
        <text:list-item>
          <text:p text:style-name="P40"><text:span text:style-name="T21">програм</text:span><text:span text:style-name="T24">e</text:span><text:span text:style-name="T21">н език</text:span></text:p>
        </text:list-item>
        <text:list-item>
          <text:p text:style-name="P43"><text:span text:style-name="T22">S</text:span><text:span text:style-name="T21">elenium</text:span></text:p>
        </text:list-item>
        <text:list-item>
          <text:p text:style-name="P40"><text:span text:style-name="T22">администраторски акаунт на операционн</text:span><text:span text:style-name="T24">a</text:span><text:span text:style-name="T22">т</text:span><text:span text:style-name="T24">a</text:span><text:span text:style-name="T22"> система – Ubuntu/ Mac/ Windows</text:span></text:p>
        </text:list-item>
      </text:list>
      <text:p text:style-name="P45">Описание на курса</text:p>
      <text:list xml:id="list1837291792" text:style-name="L8">
        <text:list-item>
          <text:p text:style-name="P57"><text:span text:style-name="T113">3ч лекции и практика. </text:span><text:span text:style-name="T116">П</text:span><text:span text:style-name="T113">рактически въпроси и насоки за </text:span><text:span text:style-name="T112">L10n </text:span><text:span text:style-name="T113">/</text:span><text:span text:style-name="T120">адаптация на дадения продукт за даден регион или културна среда/</text:span><text:span text:style-name="T115"> </text:span><text:span text:style-name="T116">и I18n /</text:span><text:bookmark text:name="tw-target-text27"/><text:span text:style-name="T121">технологични методи за раз</text:span><text:span text:style-name="T122">работка</text:span><text:span text:style-name="T121">, които опростяват адаптирането на софтуер</text:span><text:span text:style-name="T122">а</text:span><text:span text:style-name="T121"> към езиковите и културните характеристики на региона (регионите), различни от този, в който продуктът е бил разработен/</text:span><text:span text:style-name="T122">. </text:span></text:p>
        </text:list-item>
        <text:list-item>
          <text:p text:style-name="P57"><text:span text:style-name="T116">П</text:span><text:span text:style-name="T117">рагматични аспекти. </text:span></text:p>
        </text:list-item>
        <text:list-item>
          <text:p text:style-name="P57"><text:span text:style-name="T118">Предоставяне на Python код за </text:span><text:span text:style-name="T59">примерен г</text:span><text:span text:style-name="T118">енератор на синтетични тестове </text:span><text:span text:style-name="T119">с </text:span><text:span text:style-name="T114">L10n и </text:span><text:span text:style-name="T116">I18n /</text:span><text:span text:style-name="T117">език и валута/</text:span><text:span text:style-name="T119">, к</text:span><text:span text:style-name="T118">ойто лесно </text:span><text:span text:style-name="T119">може да </text:span><text:span text:style-name="T118">се адаптира за различн</text:span><text:span text:style-name="T119">и приложения.</text:span></text:p>
        </text:list-item>
      </text:list>
      <text:list xml:id="list22619250154411" text:continue-list="list22618995978051" text:style-name="L1">
        <text:list-header>
          <text:p text:style-name="P89"><text:bookmark text:name="Визуално_тестване_(онагледяване_на_тестовете)"/><text:span text:style-name="T70">A</text:span><text:span text:style-name="T71">втоматизиране на в</text:span><text:span text:style-name="T70">изуално</text:span><text:span text:style-name="T71">то</text:span><text:span text:style-name="T70"> тестване <text:line-break/>(онагледяване на тестовете) / </text:span><text:span text:style-name="T1">Visual testing с</text:span></text:p>
          <text:p text:style-name="P86">Python</text:p>
          <text:p text:style-name="P63"><text:bookmark text:name="tw-target-text28"/><text:span text:style-name="T133">Целта на този курс е да </text:span><text:span text:style-name="T134">В</text:span><text:span text:style-name="T133">и </text:span><text:span text:style-name="T134">запознае с</text:span><text:span text:style-name="T133"> </text:span><text:span text:style-name="T134">проблемите</text:span><text:span text:style-name="T133"> на </text:span><text:span text:style-name="T123">в</text:span><text:span text:style-name="T124">изуално</text:span><text:span text:style-name="T123">то</text:span><text:span text:style-name="T124"> тестване</text:span><text:span text:style-name="T140"> и да предостави </text:span><text:span text:style-name="T134">примерен </text:span><text:span text:style-name="T135">код за </text:span><text:span text:style-name="T141">сравнение на изображени</text:span><text:span text:style-name="T142">я</text:span><text:span text:style-name="T141">, който лесно можете да включите в </text:span><text:span text:style-name="T134">г</text:span><text:span text:style-name="T133">енератор на синтетични тестове</text:span><text:span text:style-name="T141">. </text:span>Разликите в изображенията ще бъдат открити и подчертани. <text:span text:style-name="T144">Може да се приложи при тестване на бази данни или със Selenium.</text:span></text:p>
        </text:list-header>
      </text:list>
      <text:p text:style-name="P8"><text:span text:style-name="T102">Изисквания</text:span> - <text:span text:style-name="T33">им</text:span><text:span text:style-name="T32">ате </text:span><text:span text:style-name="T34">основни познания по</text:span><text:span text:style-name="T35">:</text:span></text:p>
      <text:list xml:id="list22620040786464" text:continue-numbering="true" text:style-name="L1">
        <text:list-item>
          <text:p text:style-name="P41"><text:span text:style-name="T21">програм</text:span><text:span text:style-name="T24">e</text:span><text:span text:style-name="T21">н език</text:span></text:p>
        </text:list-item>
        <text:list-item>
          <text:p text:style-name="P44"><text:span text:style-name="T22">администраторски акаунт на операционн</text:span><text:span text:style-name="T24">a</text:span><text:span text:style-name="T22">т</text:span><text:span text:style-name="T24">a</text:span><text:span text:style-name="T22"> система – Ubuntu/ Mac/ Windows</text:span></text:p>
        </text:list-item>
      </text:list>
      <text:p text:style-name="P46">Описание на курса</text:p>
      <text:list xml:id="list22619108053169" text:continue-numbering="true" text:style-name="L1">
        <text:list-header>
          <text:p text:style-name="P58"><text:span text:style-name="T65">3ч лекции и практика. </text:span><text:span text:style-name="T66">П</text:span><text:span text:style-name="T65">рактически въпроси и насоки за </text:span><text:span text:style-name="T63">в</text:span><text:span text:style-name="T64">изуално</text:span><text:span text:style-name="T63">то</text:span><text:span text:style-name="T64"> тестване </text:span><text:span text:style-name="T66">П</text:span><text:span text:style-name="T67">рагматични аспекти. </text:span><text:span text:style-name="T68">Предоставяне на Python код за </text:span><text:span text:style-name="T59">примерен </text:span><text:span text:style-name="T47">сравнение на изображени</text:span><text:span text:style-name="T48">я</text:span><text:span text:style-name="T69">, к</text:span><text:span text:style-name="T68">ойто лесно </text:span><text:span text:style-name="T69">може да </text:span><text:span text:style-name="T68">се адаптира за различн</text:span><text:span text:style-name="T69">и приложения.</text:span></text:p>
        </text:list-header>
      </text:list>
      <text:p text:style-name="P26"><text:span text:style-name="T49">Миграция</text:span><text:span text:style-name="T41"> </text:span><text:span text:style-name="T49">на</text:span><text:span text:style-name="T42"> </text:span><text:span text:style-name="T49">DB</text:span><text:span text:style-name="T43"> </text:span><text:span text:style-name="T49">схема /<text:line-break/></text:span><text:span text:style-name="T41"> </text:span>Schema migrations – <text:span text:style-name="T144">приложение в софтуерната разработка и тестване</text:span></text:p>
      <text:list xml:id="list22619299078338" text:continue-numbering="true" text:style-name="L1">
        <text:list-header>
          <text:p text:style-name="P63"><text:span text:style-name="T133">Целта на този курс е да </text:span><text:span text:style-name="T134">В</text:span><text:span text:style-name="T133">и </text:span><text:span text:style-name="T134">запознае с</text:span><text:span text:style-name="T133"> </text:span><text:span text:style-name="T136">нуждата </text:span><text:span text:style-name="T125">от schema migration</text:span><text:span text:style-name="T140"> и да предостави </text:span><text:span text:style-name="T134">примерен </text:span><text:span text:style-name="T135">код за </text:span><text:span text:style-name="T136">миграции на Mongo DB и MySQL DB </text:span><text:span text:style-name="T141">, който лесно можете да </text:span><text:span text:style-name="T143">прилагате в регресивните</text:span><text:span text:style-name="T133"> тестове</text:span><text:span text:style-name="T141">. </text:span><text:span text:style-name="T143">М</text:span><text:span text:style-name="T136">играциите ще бъдат записани с останалия код в репозитори. Ще се демонстрира прилагане и връщане на миграции.</text:span></text:p>
        </text:list-header>
      </text:list>
      <text:p text:style-name="P8"><text:span text:style-name="T102">Изисквания</text:span> - <text:span text:style-name="T33">им</text:span><text:span text:style-name="T32">ате </text:span><text:span text:style-name="T34">основни познания по</text:span><text:span text:style-name="T35">:</text:span></text:p>
      <text:list xml:id="list22618866848773" text:continue-numbering="true" text:style-name="L1">
        <text:list-item>
          <text:p text:style-name="P41"><text:span text:style-name="T21">програм</text:span><text:span text:style-name="T24">e</text:span><text:span text:style-name="T21">н език</text:span></text:p>
        </text:list-item>
        <text:list-item>
          <text:p text:style-name="P34">бази данни</text:p>
        </text:list-item>
        <text:list-item>
          <text:p text:style-name="P34">контрол на версиите – git / mercurial</text:p>
        </text:list-item>
        <text:list-item>
          <text:p text:style-name="P41"><text:span text:style-name="T22">администраторски акаунт на операционн</text:span><text:span text:style-name="T24">a</text:span><text:span text:style-name="T22">т</text:span><text:span text:style-name="T24">a</text:span><text:span text:style-name="T22"> система – Ubuntu/ Mac/ Windows</text:span></text:p>
        </text:list-item>
      </text:list>
      <text:p text:style-name="P47">Описание на курса</text:p>
      <text:p text:style-name="P19"><text:bookmark text:name="tw-target-text29"/><text:span text:style-name="T137">3ч лекции и практика. </text:span><text:span text:style-name="T139">П</text:span><text:span text:style-name="T137">рактически въпроси и насоки за </text:span><text:span text:style-name="T138">schema migration - </text:span>обратими промени <text:span text:style-name="T145">в </text:span>схема<text:span text:style-name="T145">та на</text:span> база<text:span text:style-name="T145">та</text:span> данни. Миграцията на схемата се изпълнява в базата данни, когато е необходимо да се актуализира или да се върне схемата на базата данни към по-нова или по-стара версия.</text:p>
      <text:p text:style-name="P20"><text:bookmark text:name="tw-target-text30"/>Миграциите се извършват програмно с помощта на инструмента за миграция. Когато извиквате инструмента за мигриране с желаната версия на схемата, инструментът автоматично се прилага или мигрира миграцията в правилната последователност, докато прехвърли базата данни в желаното състояние.</text:p>
      <text:p text:style-name="P21"><text:span text:style-name="T78">Ще се демонстрират</text:span><text:span text:style-name="T79"> инструмент</text:span><text:span text:style-name="T78">и</text:span><text:span text:style-name="T79"> за миграция </text:span><text:span text:style-name="T78">на SQL &amp; no SQL DB.</text:span></text:p>
      <text:list xml:id="list22619519298303" text:continue-numbering="true" text:style-name="L1">
        <text:list-header>
          <text:p text:style-name="P87">SW metrics</text:p>
        </text:list-header>
      </text:list>
      <text:p text:style-name="P1"/>
      <text:p text:style-name="P11"><text:bookmark text:name="tw-target-text31"/>Тази тема предлага интерактивно запознаване с софтуерните метрики, ориентирани към компютърната наука и инженерството. Обхватът на <text:span text:style-name="T146">курса</text:span> се разделя на:</text:p>
      <text:p text:style-name="P54">1. Основни концепции за SW показатели: Определения, мерки, инструменти и методологии.</text:p>
      <text:p text:style-name="P54">2. Метрики за управление</text:p>
      <text:p text:style-name="P54">3. Метрики на качеството на софтуера</text:p>
      <text:p text:style-name="Text_20_body"><text:span text:style-name="T95">4. Метрики на софтуерните изисквани</text:span><text:span text:style-name="T81">я</text:span></text:p>
      <text:p text:style-name="P9"><text:span text:style-name="T102">Изисквания</text:span> - <text:span text:style-name="T33">им</text:span><text:span text:style-name="T32">ате </text:span><text:span text:style-name="T34">основни познания по</text:span><text:span text:style-name="T35">:</text:span></text:p>
      <text:list xml:id="list22618220294642" text:continue-numbering="true" text:style-name="L1">
        <text:list-item>
          <text:p text:style-name="P42"><text:span text:style-name="T21">програм</text:span><text:span text:style-name="T24">e</text:span><text:span text:style-name="T21">н език</text:span></text:p>
        </text:list-item>
        <text:list-item>
          <text:p text:style-name="P42"><text:span text:style-name="T22">администраторски акаунт на операционн</text:span><text:span text:style-name="T24">a</text:span><text:span text:style-name="T22">т</text:span><text:span text:style-name="T24">a</text:span><text:span text:style-name="T22"> система – Ubuntu/ Mac/ Windows</text:span></text:p>
        </text:list-item>
      </text:list>
      <text:p text:style-name="P48">Описание на курса</text:p>
      <text:p text:style-name="P15"><text:bookmark text:name="tw-target-text32"/><text:bookmark text:name="tw-target-text291"/><text:span text:style-name="T61">3ч лекции и практика. </text:span><text:span text:style-name="T60">П</text:span><text:span text:style-name="T61">рактически въпроси и насоки</text:span><text:span text:style-name="T62">.</text:span><text:span text:style-name="T36"> </text:span><text:span text:style-name="T44">И</text:span><text:span text:style-name="T36">нструменти за измерване на SW показатели. Анализира</text:span><text:span text:style-name="T44">не на</text:span><text:span text:style-name="T36"> показателите. Прилагане на инструменти и методологии за изчисляване на показателите. </text:span><text:span text:style-name="T44">Създаване на</text:span><text:span text:style-name="T36"> персонализиран код и отчети. </text:span><text:span text:style-name="T44">Ще се използват метрики за Python / C# / 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arial" svg:font-family="arial, sans-serif"/>
    <style:font-face style:name="inherit" svg:font-family="inherit"/>
    <style:font-face style:name="sans-serif" svg:font-family="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11.99pt" fo:margin-bottom="6.01pt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6.01pt" fo:margin-bottom="3pt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pt" fo:margin-bottom="0pt" loext:contextual-spacing="false" style:line-height-at-least="10.01pt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pt" fo:margin-bottom="0pt" loext:contextual-spacing="false" style:line-height-at-least="10.01pt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pt" fo:margin-bottom="0pt" loext:contextual-spacing="false" style:line-height-at-least="10.01pt" fo:text-align="center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pt" fo:margin-right="5.64pt" fo:margin-top="2.86pt" fo:margin-bottom="2.86pt" loext:contextual-spacing="false" style:line-height-at-least="10.01pt" fo:text-align="center" style:justify-single-word="false" fo:text-indent="0pt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14.14pt" fo:margin-bottom="0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11.3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8.5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5.6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17.01pt" fo:margin-right="0pt" fo:text-align="start" style:justify-single-word="false" fo:orphans="2" fo:widows="2" fo:text-indent="-17.01pt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pt" fo:margin-bottom="0pt" loext:contextual-spacing="false" style:line-height-at-least="10.01pt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17.01pt" fo:margin-right="0pt" fo:text-align="start" style:justify-single-word="false" fo:orphans="2" fo:widows="2" fo:text-indent="-17.01pt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14.14pt" fo:margin-bottom="0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11.3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8.5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5.6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14.14pt" fo:margin-bottom="0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11.3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8.5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5.6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17.01pt" fo:margin-right="0pt" fo:text-align="start" style:justify-single-word="false" fo:orphans="2" fo:widows="2" fo:text-indent="-17.01pt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Gliederung_20_1" style:display-name="Title, Content~LT~Gliederung 1" style:family="paragraph" style:default-outline-level="">
      <style:paragraph-properties fo:margin-top="14.14pt" fo:margin-bottom="0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11.3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8.5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5.64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2.86pt" fo:margin-bottom="0pt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17.01pt" fo:margin-right="0pt" fo:text-align="start" style:justify-single-word="false" fo:orphans="2" fo:widows="2" fo:text-indent="-17.01pt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ект_20_без_20_запълване_20_и_20_очертание" style:display-name="Обект без запълване и очертание" style:family="paragraph" style:parent-style-name="Default" style:default-outline-level="">
      <style:paragraph-properties fo:margin-top="0pt" fo:margin-bottom="0pt" loext:contextual-spacing="false" style:line-height-at-least="10.01pt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as-char" svg:y="0pt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18pt" fo:margin-left="36pt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18pt" fo:margin-left="72pt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18pt" fo:margin-left="108pt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18pt" fo:margin-left="144pt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18pt" fo:margin-left="180pt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18pt" fo:margin-left="216pt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18pt" fo:margin-left="252pt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18pt" fo:margin-left="288pt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18pt" fo:margin-left="324pt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8-05-16T23:47:04.951309985</meta:creation-date>
    <dc:date>2018-06-17T02:12:31.960756938</dc:date>
    <dc:creator>Dani </dc:creator>
    <meta:editing-duration>P1DT30M38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9" meta:paragraph-count="145" meta:word-count="1659" meta:character-count="10631" meta:non-whitespace-character-count="9192"/>
  </office:meta>
</office:document-meta>
</file>